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sumer_id</text:p>
          </table:table-cell>
          <table:table-cell office:value-type="string" calcext:value-type="string">
            <text:p>prosumer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otal_consumption</text:p>
          </table:table-cell>
          <table:table-cell office:value-type="string" calcext:value-type="string">
            <text:p>total_production</text:p>
          </table:table-cell>
          <table:table-cell office:value-type="string" calcext:value-type="string">
            <text:p>max_consumption</text:p>
          </table:table-cell>
          <table:table-cell office:value-type="string" calcext:value-type="string">
            <text:p>max_production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HEDNO_wind_4025</text:p>
          </table:table-cell>
          <table:table-cell office:value-type="string" calcext:value-type="string">
            <text:p>Σητείας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2" calcext:value-type="float">
            <text:p>48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HEDNO_pv_lv_302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19728.615" calcext:value-type="float">
            <text:p>19728,615</text:p>
          </table:table-cell>
          <table:table-cell/>
          <table:table-cell office:value-type="float" office:value="3.781" calcext:value-type="float">
            <text:p>3,781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HEDNO_pv_lv_301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6768.6520000001" calcext:value-type="float">
            <text:p>26768,6520000001</text:p>
          </table:table-cell>
          <table:table-cell/>
          <table:table-cell office:value-type="float" office:value="4.294" calcext:value-type="float">
            <text:p>4,294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HEDNO_pv_lv_302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160.3390000001" calcext:value-type="float">
            <text:p>28160,3390000001</text:p>
          </table:table-cell>
          <table:table-cell/>
          <table:table-cell office:value-type="float" office:value="4.605" calcext:value-type="float">
            <text:p>4,60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HEDNO_pv_lv_304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362.0370000002" calcext:value-type="float">
            <text:p>30362,0370000002</text:p>
          </table:table-cell>
          <table:table-cell/>
          <table:table-cell office:value-type="float" office:value="4.607" calcext:value-type="float">
            <text:p>4,607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HEDNO_pv_lv_301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189.661" calcext:value-type="float">
            <text:p>31189,661</text:p>
          </table:table-cell>
          <table:table-cell/>
          <table:table-cell office:value-type="float" office:value="4.637" calcext:value-type="float">
            <text:p>4,637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EDNO_pv_lv_303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763.9890000002" calcext:value-type="float">
            <text:p>31763,9890000002</text:p>
          </table:table-cell>
          <table:table-cell/>
          <table:table-cell office:value-type="float" office:value="4.659" calcext:value-type="float">
            <text:p>4,659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HEDNO_pv_lv_302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3257.3720000001" calcext:value-type="float">
            <text:p>33257,3720000001</text:p>
          </table:table-cell>
          <table:table-cell/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HEDNO_pv_lv_301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414.2870000002" calcext:value-type="float">
            <text:p>29414,2870000002</text:p>
          </table:table-cell>
          <table:table-cell/>
          <table:table-cell office:value-type="float" office:value="4.709" calcext:value-type="float">
            <text:p>4,709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HEDNO_pv_lv_301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604.028" calcext:value-type="float">
            <text:p>37604,028</text:p>
          </table:table-cell>
          <table:table-cell/>
          <table:table-cell office:value-type="float" office:value="4.736" calcext:value-type="float">
            <text:p>4,736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HEDNO_pv_lv_300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832.0110000001" calcext:value-type="float">
            <text:p>37832,0110000001</text:p>
          </table:table-cell>
          <table:table-cell/>
          <table:table-cell office:value-type="float" office:value="4.765" calcext:value-type="float">
            <text:p>4,765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HEDNO_pv_lv_302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496.1570000001" calcext:value-type="float">
            <text:p>29496,1570000001</text:p>
          </table:table-cell>
          <table:table-cell/>
          <table:table-cell office:value-type="float" office:value="4.788" calcext:value-type="float">
            <text:p>4,788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HEDNO_pv_lv_302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547.6159999999" calcext:value-type="float">
            <text:p>30547,6159999999</text:p>
          </table:table-cell>
          <table:table-cell/>
          <table:table-cell office:value-type="float" office:value="4.792" calcext:value-type="float">
            <text:p>4,792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HEDNO_pv_lv_302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42325.0560000001" calcext:value-type="float">
            <text:p>42325,0560000001</text:p>
          </table:table-cell>
          <table:table-cell/>
          <table:table-cell office:value-type="float" office:value="4.793" calcext:value-type="float">
            <text:p>4,793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HEDNO_pv_lv_301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612.025" calcext:value-type="float">
            <text:p>29612,025</text:p>
          </table:table-cell>
          <table:table-cell/>
          <table:table-cell office:value-type="float" office:value="4.794" calcext:value-type="float">
            <text:p>4,79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HEDNO_pv_lv_302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833.124" calcext:value-type="float">
            <text:p>30833,124</text:p>
          </table:table-cell>
          <table:table-cell/>
          <table:table-cell office:value-type="float" office:value="4.835" calcext:value-type="float">
            <text:p>4,83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HEDNO_pv_lv_300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525.932" calcext:value-type="float">
            <text:p>28525,932</text:p>
          </table:table-cell>
          <table:table-cell/>
          <table:table-cell office:value-type="float" office:value="4.84" calcext:value-type="float">
            <text:p>4,8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HEDNO_pv_lv_303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615.2310000002" calcext:value-type="float">
            <text:p>28615,2310000002</text:p>
          </table:table-cell>
          <table:table-cell/>
          <table:table-cell office:value-type="float" office:value="4.887" calcext:value-type="float">
            <text:p>4,887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HEDNO_pv_lv_303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6658.8170000001" calcext:value-type="float">
            <text:p>36658,8170000001</text:p>
          </table:table-cell>
          <table:table-cell/>
          <table:table-cell office:value-type="float" office:value="4.901" calcext:value-type="float">
            <text:p>4,901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HEDNO_pv_lv_300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331.5860000003" calcext:value-type="float">
            <text:p>35331,5860000003</text:p>
          </table:table-cell>
          <table:table-cell/>
          <table:table-cell office:value-type="float" office:value="4.927" calcext:value-type="float">
            <text:p>4,927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HEDNO_pv_lv_302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967.2640000003" calcext:value-type="float">
            <text:p>30967,2640000003</text:p>
          </table:table-cell>
          <table:table-cell/>
          <table:table-cell office:value-type="float" office:value="4.942" calcext:value-type="float">
            <text:p>4,942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HEDNO_pv_lv_303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037.8990000001" calcext:value-type="float">
            <text:p>30037,8990000001</text:p>
          </table:table-cell>
          <table:table-cell/>
          <table:table-cell office:value-type="float" office:value="4.942" calcext:value-type="float">
            <text:p>4,942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HEDNO_pv_lv_302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886.6540000001" calcext:value-type="float">
            <text:p>30886,6540000001</text:p>
          </table:table-cell>
          <table:table-cell/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HEDNO_pv_lv_303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733.195" calcext:value-type="float">
            <text:p>30733,195</text:p>
          </table:table-cell>
          <table:table-cell/>
          <table:table-cell office:value-type="float" office:value="4.951" calcext:value-type="float">
            <text:p>4,951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HEDNO_pv_lv_303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474.8059999999" calcext:value-type="float">
            <text:p>31474,8059999999</text:p>
          </table:table-cell>
          <table:table-cell/>
          <table:table-cell office:value-type="float" office:value="4.975" calcext:value-type="float">
            <text:p>4,97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HEDNO_pv_lv_300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022.115" calcext:value-type="float">
            <text:p>37022,115</text:p>
          </table:table-cell>
          <table:table-cell/>
          <table:table-cell office:value-type="float" office:value="4.981" calcext:value-type="float">
            <text:p>4,981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HEDNO_pv_lv_303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576.8660000001" calcext:value-type="float">
            <text:p>34576,8660000001</text:p>
          </table:table-cell>
          <table:table-cell/>
          <table:table-cell office:value-type="float" office:value="4.985" calcext:value-type="float">
            <text:p>4,98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HEDNO_pv_lv_300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057.8319999999" calcext:value-type="float">
            <text:p>35057,8319999999</text:p>
          </table:table-cell>
          <table:table-cell/>
          <table:table-cell office:value-type="float" office:value="4.997" calcext:value-type="float">
            <text:p>4,997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HEDNO_pv_lv_301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611.42" calcext:value-type="float">
            <text:p>29611,42</text:p>
          </table:table-cell>
          <table:table-cell/>
          <table:table-cell office:value-type="float" office:value="5.008" calcext:value-type="float">
            <text:p>5,00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EDNO_pv_lv_303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218.7300000001" calcext:value-type="float">
            <text:p>37218,7300000001</text:p>
          </table:table-cell>
          <table:table-cell/>
          <table:table-cell office:value-type="float" office:value="5.054" calcext:value-type="float">
            <text:p>5,054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HEDNO_pv_lv_300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419.5539999999" calcext:value-type="float">
            <text:p>38419,5539999999</text:p>
          </table:table-cell>
          <table:table-cell/>
          <table:table-cell office:value-type="float" office:value="5.095" calcext:value-type="float">
            <text:p>5,095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HEDNO_pv_lv_302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755.699" calcext:value-type="float">
            <text:p>35755,699</text:p>
          </table:table-cell>
          <table:table-cell/>
          <table:table-cell office:value-type="float" office:value="5.113" calcext:value-type="float">
            <text:p>5,11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HEDNO_pv_lv_303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991.682" calcext:value-type="float">
            <text:p>34991,682</text:p>
          </table:table-cell>
          <table:table-cell/>
          <table:table-cell office:value-type="float" office:value="5.156" calcext:value-type="float">
            <text:p>5,156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HEDNO_pv_lv_300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435.6939999999" calcext:value-type="float">
            <text:p>38435,6939999999</text:p>
          </table:table-cell>
          <table:table-cell/>
          <table:table-cell office:value-type="float" office:value="5.188" calcext:value-type="float">
            <text:p>5,18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HEDNO_pv_lv_303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580.0460000002" calcext:value-type="float">
            <text:p>32580,0460000002</text:p>
          </table:table-cell>
          <table:table-cell/>
          <table:table-cell office:value-type="float" office:value="5.211" calcext:value-type="float">
            <text:p>5,211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HEDNO_pv_lv_301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314.433" calcext:value-type="float">
            <text:p>32314,433</text:p>
          </table:table-cell>
          <table:table-cell/>
          <table:table-cell office:value-type="float" office:value="5.217" calcext:value-type="float">
            <text:p>5,217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HEDNO_pv_lv_300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523.7249999999" calcext:value-type="float">
            <text:p>38523,7249999999</text:p>
          </table:table-cell>
          <table:table-cell/>
          <table:table-cell office:value-type="float" office:value="5.221" calcext:value-type="float">
            <text:p>5,22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HEDNO_pv_lv_301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404.963" calcext:value-type="float">
            <text:p>32404,963</text:p>
          </table:table-cell>
          <table:table-cell/>
          <table:table-cell office:value-type="float" office:value="5.242" calcext:value-type="float">
            <text:p>5,242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HEDNO_pv_lv_300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479.616" calcext:value-type="float">
            <text:p>37479,616</text:p>
          </table:table-cell>
          <table:table-cell/>
          <table:table-cell office:value-type="float" office:value="5.347" calcext:value-type="float">
            <text:p>5,347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HEDNO_pv_lv_301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615.2039999999" calcext:value-type="float">
            <text:p>34615,2039999999</text:p>
          </table:table-cell>
          <table:table-cell/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HEDNO_pv_lv_301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44702.9059999998" calcext:value-type="float">
            <text:p>44702,9059999998</text:p>
          </table:table-cell>
          <table:table-cell/>
          <table:table-cell office:value-type="float" office:value="5.532" calcext:value-type="float">
            <text:p>5,532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HEDNO_wind_402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139031.760000003" calcext:value-type="float">
            <text:p>139031,760000003</text:p>
          </table:table-cell>
          <table:table-cell office:value-type="float" office:value="87.6" calcext:value-type="float">
            <text:p>87,6</text:p>
          </table:table-cell>
          <table:table-cell office:value-type="float" office:value="28.88" calcext:value-type="float">
            <text:p>28,88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HEDNO_wind_4039</text:p>
          </table:table-cell>
          <table:table-cell office:value-type="string" calcext:value-type="string">
            <text:p>Πάτρας</text:p>
          </table:table-cell>
          <table:table-cell office:value-type="float" office:value="0" calcext:value-type="float">
            <text:p>0</text:p>
          </table:table-cell>
          <table:table-cell office:value-type="float" office:value="197364.440000018" calcext:value-type="float">
            <text:p>197364,440000018</text:p>
          </table:table-cell>
          <table:table-cell office:value-type="float" office:value="37.2" calcext:value-type="float">
            <text:p>37,2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string" calcext:value-type="string">
            <text:p>HEDNO_photovoltaika_MV_1101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47637.800000002" calcext:value-type="float">
            <text:p>247637,80000000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string" calcext:value-type="string">
            <text:p>HEDNO_photovoltaika_MV_1100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14570.200000001" calcext:value-type="float">
            <text:p>214570,200000001</text:p>
          </table:table-cell>
          <table:table-cell/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HEDNO_wind_4035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220354.719999999" calcext:value-type="float">
            <text:p>220354,719999999</text:p>
          </table:table-cell>
          <table:table-cell office:value-type="float" office:value="79.8" calcext:value-type="float">
            <text:p>79,8</text:p>
          </table:table-cell>
          <table:table-cell office:value-type="float" office:value="34.88" calcext:value-type="float">
            <text:p>34,88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HEDNO_wind_404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214217.400000001" calcext:value-type="float">
            <text:p>214217,400000001</text:p>
          </table:table-cell>
          <table:table-cell office:value-type="float" office:value="13.2" calcext:value-type="float">
            <text:p>13,2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string" calcext:value-type="string">
            <text:p>HEDNO_photovoltaika_MV_1105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78231.310000007" calcext:value-type="float">
            <text:p>278231,310000007</text:p>
          </table:table-cell>
          <table:table-cell/>
          <table:table-cell office:value-type="float" office:value="45.54" calcext:value-type="float">
            <text:p>45,54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HEDNO_photovoltaika_MV_1100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08775.200000001" calcext:value-type="float">
            <text:p>308775,200000001</text:p>
          </table:table-cell>
          <table:table-cell/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HEDNO_photovoltaika_MV_1100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31185.559999999" calcext:value-type="float">
            <text:p>331185,559999999</text:p>
          </table:table-cell>
          <table:table-cell/>
          <table:table-cell office:value-type="float" office:value="55.16" calcext:value-type="float">
            <text:p>55,16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HEDNO_photovoltaika_MV_1102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97366.9" calcext:value-type="float">
            <text:p>397366,9</text:p>
          </table:table-cell>
          <table:table-cell/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HEDNO_photovoltaika_MV_1104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03261.000000003" calcext:value-type="float">
            <text:p>403261,000000003</text:p>
          </table:table-cell>
          <table:table-cell/>
          <table:table-cell office:value-type="float" office:value="63.6" calcext:value-type="float">
            <text:p>63,6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HEDNO_photovoltaika_MV_1104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95181.999999999" calcext:value-type="float">
            <text:p>395181,999999999</text:p>
          </table:table-cell>
          <table:table-cell/>
          <table:table-cell office:value-type="float" office:value="66.4" calcext:value-type="float">
            <text:p>66,4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string" calcext:value-type="string">
            <text:p>HEDNO_photovoltaika_MV_1101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09560.900000001" calcext:value-type="float">
            <text:p>409560,900000001</text:p>
          </table:table-cell>
          <table:table-cell/>
          <table:table-cell office:value-type="float" office:value="68.2" calcext:value-type="float">
            <text:p>68,2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HEDNO_photovoltaika_MV_1101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48995.400000002" calcext:value-type="float">
            <text:p>448995,400000002</text:p>
          </table:table-cell>
          <table:table-cell/>
          <table:table-cell office:value-type="float" office:value="70.2" calcext:value-type="float">
            <text:p>70,2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HEDNO_photovoltaika_MV_1100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58947.999999999" calcext:value-type="float">
            <text:p>458947,999999999</text:p>
          </table:table-cell>
          <table:table-cell/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HEDNO_photovoltaika_MV_1103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77764.3" calcext:value-type="float">
            <text:p>577764,3</text:p>
          </table:table-cell>
          <table:table-cell/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HEDNO_photovoltaika_MV_1102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80096.200000001" calcext:value-type="float">
            <text:p>580096,200000001</text:p>
          </table:table-cell>
          <table:table-cell/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HEDNO_photovoltaika_MV_1101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32764.599999998" calcext:value-type="float">
            <text:p>532764,599999998</text:p>
          </table:table-cell>
          <table:table-cell/>
          <table:table-cell office:value-type="float" office:value="101.4" calcext:value-type="float">
            <text:p>101,4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HEDNO_photovoltaika_MV_1101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39525.480000004" calcext:value-type="float">
            <text:p>639525,480000004</text:p>
          </table:table-cell>
          <table:table-cell/>
          <table:table-cell office:value-type="float" office:value="101.55" calcext:value-type="float">
            <text:p>101,55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HEDNO_photovoltaika_MV_1100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05412.400000002" calcext:value-type="float">
            <text:p>605412,400000002</text:p>
          </table:table-cell>
          <table:table-cell/>
          <table:table-cell office:value-type="float" office:value="102.2" calcext:value-type="float">
            <text:p>102,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HEDNO_wind_4045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941944.200000012" calcext:value-type="float">
            <text:p>941944,200000012</text:p>
          </table:table-cell>
          <table:table-cell office:value-type="float" office:value="10" calcext:value-type="float">
            <text:p>10</text:p>
          </table:table-cell>
          <table:table-cell office:value-type="float" office:value="104.64" calcext:value-type="float">
            <text:p>104,64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HEDNO_photovoltaika_MV_1103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46478.999999997" calcext:value-type="float">
            <text:p>646478,999999997</text:p>
          </table:table-cell>
          <table:table-cell/>
          <table:table-cell office:value-type="float" office:value="105.6" calcext:value-type="float">
            <text:p>105,6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HEDNO_photovoltaika_MV_1104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92345.199999996" calcext:value-type="float">
            <text:p>692345,199999996</text:p>
          </table:table-cell>
          <table:table-cell/>
          <table:table-cell office:value-type="float" office:value="106.4" calcext:value-type="float">
            <text:p>106,4</text:p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string" calcext:value-type="string">
            <text:p>HEDNO_photovoltaika_MV_1104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29264.400000002" calcext:value-type="float">
            <text:p>629264,400000002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HEDNO_photovoltaika_MV_1101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03849.200000005" calcext:value-type="float">
            <text:p>703849,200000005</text:p>
          </table:table-cell>
          <table:table-cell/>
          <table:table-cell office:value-type="float" office:value="111.6" calcext:value-type="float">
            <text:p>111,6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HEDNO_photovoltaika_MV_1103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73533.999999998" calcext:value-type="float">
            <text:p>673533,999999998</text:p>
          </table:table-cell>
          <table:table-cell/>
          <table:table-cell office:value-type="float" office:value="112.4" calcext:value-type="float">
            <text:p>112,4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HEDNO_photovoltaika_MV_1104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48740.299999996" calcext:value-type="float">
            <text:p>748740,299999996</text:p>
          </table:table-cell>
          <table:table-cell/>
          <table:table-cell office:value-type="float" office:value="113.4" calcext:value-type="float">
            <text:p>113,4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HEDNO_photovoltaika_MV_1103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65838.800000001" calcext:value-type="float">
            <text:p>765838,800000001</text:p>
          </table:table-cell>
          <table:table-cell/>
          <table:table-cell office:value-type="float" office:value="117.9" calcext:value-type="float">
            <text:p>117,9</text:p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HEDNO_photovoltaika_MV_1101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25083.200000002" calcext:value-type="float">
            <text:p>725083,200000002</text:p>
          </table:table-cell>
          <table:table-cell/>
          <table:table-cell office:value-type="float" office:value="120.8" calcext:value-type="float">
            <text:p>120,8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HEDNO_photovoltaika_MV_1102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98432.600000001" calcext:value-type="float">
            <text:p>798432,600000001</text:p>
          </table:table-cell>
          <table:table-cell/>
          <table:table-cell office:value-type="float" office:value="121.8" calcext:value-type="float">
            <text:p>121,8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HEDNO_photovoltaika_MV_1102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25952.000000005" calcext:value-type="float">
            <text:p>825952,000000005</text:p>
          </table:table-cell>
          <table:table-cell/>
          <table:table-cell office:value-type="float" office:value="122.6" calcext:value-type="float">
            <text:p>122,6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string" calcext:value-type="string">
            <text:p>HEDNO_photovoltaika_MV_1100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92642.899999999" calcext:value-type="float">
            <text:p>792642,899999999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HEDNO_photovoltaika_MV_1103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54814.000000008" calcext:value-type="float">
            <text:p>754814,000000008</text:p>
          </table:table-cell>
          <table:table-cell/>
          <table:table-cell office:value-type="float" office:value="123.2" calcext:value-type="float">
            <text:p>123,2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HEDNO_photovoltaika_MV_1103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33336.399999997" calcext:value-type="float">
            <text:p>733336,399999997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HEDNO_photovoltaika_MV_1102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52219.500000002" calcext:value-type="float">
            <text:p>752219,500000002</text:p>
          </table:table-cell>
          <table:table-cell/>
          <table:table-cell office:value-type="float" office:value="125.74" calcext:value-type="float">
            <text:p>125,74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HEDNO_photovoltaika_MV_1104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38348.5" calcext:value-type="float">
            <text:p>838348,5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string" calcext:value-type="string">
            <text:p>HEDNO_photovoltaika_MV_1101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88374.8" calcext:value-type="float">
            <text:p>788374,8</text:p>
          </table:table-cell>
          <table:table-cell/>
          <table:table-cell office:value-type="float" office:value="127.5" calcext:value-type="float">
            <text:p>127,5</text:p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HEDNO_photovoltaika_MV_1101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20885.179999917" calcext:value-type="float">
            <text:p>820885,179999917</text:p>
          </table:table-cell>
          <table:table-cell/>
          <table:table-cell office:value-type="float" office:value="135.28" calcext:value-type="float">
            <text:p>135,28</text:p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HEDNO_photovoltaika_MV_1102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927373.199999998" calcext:value-type="float">
            <text:p>927373,199999998</text:p>
          </table:table-cell>
          <table:table-cell/>
          <table:table-cell office:value-type="float" office:value="137.6" calcext:value-type="float">
            <text:p>137,6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HEDNO_wind_4032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992992.25000001" calcext:value-type="float">
            <text:p>1992992,25000001</text:p>
          </table:table-cell>
          <table:table-cell office:value-type="float" office:value="26" calcext:value-type="float">
            <text:p>26</text:p>
          </table:table-cell>
          <table:table-cell office:value-type="float" office:value="183.75" calcext:value-type="float">
            <text:p>183,75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string" calcext:value-type="string">
            <text:p>HEDNO_photovoltaika_MV_1103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036229.1" calcext:value-type="float">
            <text:p>1036229,1</text:p>
          </table:table-cell>
          <table:table-cell/>
          <table:table-cell office:value-type="float" office:value="187.8" calcext:value-type="float">
            <text:p>187,8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HEDNO_photovoltaika_MV_1102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05601" calcext:value-type="float">
            <text:p>1205601</text:p>
          </table:table-cell>
          <table:table-cell/>
          <table:table-cell office:value-type="float" office:value="193.2" calcext:value-type="float">
            <text:p>193,2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HEDNO_photovoltaika_MV_1104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88538.900000003" calcext:value-type="float">
            <text:p>788538,900000003</text:p>
          </table:table-cell>
          <table:table-cell/>
          <table:table-cell office:value-type="float" office:value="207.6" calcext:value-type="float">
            <text:p>207,6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HEDNO_photovoltaika_MV_1104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97206" calcext:value-type="float">
            <text:p>1297206</text:p>
          </table:table-cell>
          <table:table-cell/>
          <table:table-cell office:value-type="float" office:value="207.75" calcext:value-type="float">
            <text:p>207,75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HEDNO_photovoltaika_MV_1102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172603.1" calcext:value-type="float">
            <text:p>1172603,1</text:p>
          </table:table-cell>
          <table:table-cell/>
          <table:table-cell office:value-type="float" office:value="210.6" calcext:value-type="float">
            <text:p>210,6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HEDNO_photovoltaika_MV_1104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80672.97499999" calcext:value-type="float">
            <text:p>1380672,97499999</text:p>
          </table:table-cell>
          <table:table-cell/>
          <table:table-cell office:value-type="float" office:value="211.725" calcext:value-type="float">
            <text:p>211,725</text:p>
          </table:table-cell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HEDNO_photovoltaika_MV_1100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985442.699999998" calcext:value-type="float">
            <text:p>985442,699999998</text:p>
          </table:table-cell>
          <table:table-cell/>
          <table:table-cell office:value-type="float" office:value="213.9" calcext:value-type="float">
            <text:p>213,9</text:p>
          </table:table-cell>
        </table:table-row>
        <table:table-row table:style-name="ro1">
          <table:table-cell office:value-type="float" office:value="11032" calcext:value-type="float">
            <text:p>11032</text:p>
          </table:table-cell>
          <table:table-cell office:value-type="string" calcext:value-type="string">
            <text:p>HEDNO_photovoltaika_MV_1103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13363.10000001" calcext:value-type="float">
            <text:p>1313363,10000001</text:p>
          </table:table-cell>
          <table:table-cell/>
          <table:table-cell office:value-type="float" office:value="215.1" calcext:value-type="float">
            <text:p>215,1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HEDNO_photovoltaika_MV_1102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57768.09999999" calcext:value-type="float">
            <text:p>1457768,09999999</text:p>
          </table:table-cell>
          <table:table-cell/>
          <table:table-cell office:value-type="float" office:value="217.5" calcext:value-type="float">
            <text:p>217,5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HEDNO_photovoltaika_MV_1104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01793.5" calcext:value-type="float">
            <text:p>1401793,5</text:p>
          </table:table-cell>
          <table:table-cell/>
          <table:table-cell office:value-type="float" office:value="223.5" calcext:value-type="float">
            <text:p>223,5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HEDNO_photovoltaika_MV_1103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67815.3" calcext:value-type="float">
            <text:p>1267815,3</text:p>
          </table:table-cell>
          <table:table-cell/>
          <table:table-cell office:value-type="float" office:value="224.1" calcext:value-type="float">
            <text:p>224,1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 office:value-type="string" calcext:value-type="string">
            <text:p>HEDNO_photovoltaika_MV_1103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85837" calcext:value-type="float">
            <text:p>285837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HEDNO_photovoltaika_MV_1102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125495.30000001" calcext:value-type="float">
            <text:p>1125495,30000001</text:p>
          </table:table-cell>
          <table:table-cell/>
          <table:table-cell office:value-type="float" office:value="233.1" calcext:value-type="float">
            <text:p>233,1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string" calcext:value-type="string">
            <text:p>HEDNO_photovoltaika_MV_1100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95195" calcext:value-type="float">
            <text:p>1395195</text:p>
          </table:table-cell>
          <table:table-cell/>
          <table:table-cell office:value-type="float" office:value="237.3" calcext:value-type="float">
            <text:p>237,3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HEDNO_photovoltaika_MV_1101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10460.19999999" calcext:value-type="float">
            <text:p>1410460,19999999</text:p>
          </table:table-cell>
          <table:table-cell/>
          <table:table-cell office:value-type="float" office:value="239.1" calcext:value-type="float">
            <text:p>239,1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HEDNO_wind_4047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991110.5" calcext:value-type="float">
            <text:p>3991110,5</text:p>
          </table:table-cell>
          <table:table-cell office:value-type="float" office:value="51.94" calcext:value-type="float">
            <text:p>51,9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HEDNO_wind_401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204859.4" calcext:value-type="float">
            <text:p>4204859,4</text:p>
          </table:table-cell>
          <table:table-cell office:value-type="float" office:value="36.96" calcext:value-type="float">
            <text:p>36,96</text:p>
          </table:table-cell>
          <table:table-cell office:value-type="float" office:value="315.6" calcext:value-type="float">
            <text:p>315,6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HEDNO_wind_4001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4540671.40000003" calcext:value-type="float">
            <text:p>4540671,40000003</text:p>
          </table:table-cell>
          <table:table-cell office:value-type="float" office:value="85.68" calcext:value-type="float">
            <text:p>85,68</text:p>
          </table:table-cell>
          <table:table-cell office:value-type="float" office:value="399.2" calcext:value-type="float">
            <text:p>399,2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HEDNO_photovoltaika_MV_1100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768042.70000001" calcext:value-type="float">
            <text:p>2768042,70000001</text:p>
          </table:table-cell>
          <table:table-cell/>
          <table:table-cell office:value-type="float" office:value="452.94" calcext:value-type="float">
            <text:p>452,94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HEDNO_wind_4048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5378521.20000003" calcext:value-type="float">
            <text:p>5378521,20000003</text:p>
          </table:table-cell>
          <table:table-cell office:value-type="float" office:value="137.16" calcext:value-type="float">
            <text:p>137,1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HEDNO_wind_402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6662369.2" calcext:value-type="float">
            <text:p>6662369,2</text:p>
          </table:table-cell>
          <table:table-cell office:value-type="float" office:value="116.4" calcext:value-type="float">
            <text:p>116,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HEDNO_wind_404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344734" calcext:value-type="float">
            <text:p>4344734</text:p>
          </table:table-cell>
          <table:table-cell office:value-type="float" office:value="28.6" calcext:value-type="float">
            <text:p>28,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HEDNO_wind_4034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4076570.1" calcext:value-type="float">
            <text:p>4076570,1</text:p>
          </table:table-cell>
          <table:table-cell office:value-type="float" office:value="109.5" calcext:value-type="float">
            <text:p>109,5</text:p>
          </table:table-cell>
          <table:table-cell office:value-type="float" office:value="617.7" calcext:value-type="float">
            <text:p>617,7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HEDNO_wind_4037</text:p>
          </table:table-cell>
          <table:table-cell office:value-type="string" calcext:value-type="string">
            <text:p>Ρεθύμνου</text:p>
          </table:table-cell>
          <table:table-cell office:value-type="float" office:value="0" calcext:value-type="float">
            <text:p>0</text:p>
          </table:table-cell>
          <table:table-cell office:value-type="float" office:value="6041080" calcext:value-type="float">
            <text:p>6041080</text:p>
          </table:table-cell>
          <table:table-cell office:value-type="float" office:value="36.4" calcext:value-type="float">
            <text:p>36,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EDNO_wind_4023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6843929.20000005" calcext:value-type="float">
            <text:p>6843929,20000005</text:p>
          </table:table-cell>
          <table:table-cell office:value-type="float" office:value="53.28" calcext:value-type="float">
            <text:p>53,28</text:p>
          </table:table-cell>
          <table:table-cell office:value-type="float" office:value="779.2" calcext:value-type="float">
            <text:p>779,2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HEDNO_wind_4021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0406440" calcext:value-type="float">
            <text:p>10406440</text:p>
          </table:table-cell>
          <table:table-cell office:value-type="float" office:value="43.2" calcext:value-type="float">
            <text:p>43,2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HEDNO_wind_4041</text:p>
          </table:table-cell>
          <table:table-cell office:value-type="string" calcext:value-type="string">
            <text:p>Κεφαλληνίας</text:p>
          </table:table-cell>
          <table:table-cell office:value-type="float" office:value="0" calcext:value-type="float">
            <text:p>0</text:p>
          </table:table-cell>
          <table:table-cell office:value-type="float" office:value="9456649.5999999" calcext:value-type="float">
            <text:p>9456649,5999999</text:p>
          </table:table-cell>
          <table:table-cell office:value-type="float" office:value="57.6" calcext:value-type="float">
            <text:p>57,6</text:p>
          </table:table-cell>
          <table:table-cell office:value-type="float" office:value="942.4" calcext:value-type="float">
            <text:p>942,4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HEDNO_wind_4014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4384236.40000003" calcext:value-type="float">
            <text:p>4384236,40000003</text:p>
          </table:table-cell>
          <table:table-cell office:value-type="float" office:value="53.68" calcext:value-type="float">
            <text:p>53,68</text:p>
          </table:table-cell>
          <table:table-cell office:value-type="float" office:value="943.8" calcext:value-type="float">
            <text:p>943,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HEDNO_wind_405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895142" calcext:value-type="float">
            <text:p>4895142</text:p>
          </table:table-cell>
          <table:table-cell office:value-type="float" office:value="503.6" calcext:value-type="float">
            <text:p>503,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HEDNO_wind_4031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921399.2" calcext:value-type="float">
            <text:p>11921399,2</text:p>
          </table:table-cell>
          <table:table-cell office:value-type="float" office:value="35.68" calcext:value-type="float">
            <text:p>35,68</text:p>
          </table:table-cell>
          <table:table-cell office:value-type="float" office:value="1045.6" calcext:value-type="float">
            <text:p>1045,6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HEDNO_wind_4028</text:p>
          </table:table-cell>
          <table:table-cell office:value-type="string" calcext:value-type="string">
            <text:p>Τρίπολης</text:p>
          </table:table-cell>
          <table:table-cell office:value-type="float" office:value="0" calcext:value-type="float">
            <text:p>0</text:p>
          </table:table-cell>
          <table:table-cell office:value-type="float" office:value="11897510.4" calcext:value-type="float">
            <text:p>11897510,4</text:p>
          </table:table-cell>
          <table:table-cell office:value-type="float" office:value="43.12" calcext:value-type="float">
            <text:p>43,12</text:p>
          </table:table-cell>
          <table:table-cell office:value-type="float" office:value="1071.2" calcext:value-type="float">
            <text:p>1071,2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HEDNO_wind_4029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9983685" calcext:value-type="float">
            <text:p>9983685</text:p>
          </table:table-cell>
          <table:table-cell office:value-type="float" office:value="351.36" calcext:value-type="float">
            <text:p>351,3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HEDNO_wind_4017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9880770.39999993" calcext:value-type="float">
            <text:p>9880770,39999993</text:p>
          </table:table-cell>
          <table:table-cell office:value-type="float" office:value="35.6" calcext:value-type="float">
            <text:p>35,6</text:p>
          </table:table-cell>
          <table:table-cell office:value-type="float" office:value="1409.6" calcext:value-type="float">
            <text:p>1409,6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HEDNO_wind_4046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963961.6" calcext:value-type="float">
            <text:p>11963961,6</text:p>
          </table:table-cell>
          <table:table-cell office:value-type="float" office:value="162.12" calcext:value-type="float">
            <text:p>162,12</text:p>
          </table:table-cell>
          <table:table-cell office:value-type="float" office:value="1461.6" calcext:value-type="float">
            <text:p>1461,6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HEDNO_wind_4003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4853732.8000001" calcext:value-type="float">
            <text:p>14853732,8000001</text:p>
          </table:table-cell>
          <table:table-cell office:value-type="float" office:value="19.92" calcext:value-type="float">
            <text:p>19,92</text:p>
          </table:table-cell>
          <table:table-cell office:value-type="float" office:value="1756.8" calcext:value-type="float">
            <text:p>1756,8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HEDNO_wind_4016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4826716.8000002" calcext:value-type="float">
            <text:p>24826716,8000002</text:p>
          </table:table-cell>
          <table:table-cell office:value-type="float" office:value="261.6" calcext:value-type="float">
            <text:p>261,6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HEDNO_wind_4038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6824904.4999999" calcext:value-type="float">
            <text:p>16824904,4999999</text:p>
          </table:table-cell>
          <table:table-cell office:value-type="float" office:value="197.5" calcext:value-type="float">
            <text:p>197,5</text:p>
          </table:table-cell>
          <table:table-cell office:value-type="float" office:value="1800.3" calcext:value-type="float">
            <text:p>1800,3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HEDNO_wind_4015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477361.5999999" calcext:value-type="float">
            <text:p>11477361,5999999</text:p>
          </table:table-cell>
          <table:table-cell office:value-type="float" office:value="44.064" calcext:value-type="float">
            <text:p>44,064</text:p>
          </table:table-cell>
          <table:table-cell office:value-type="float" office:value="1808.1" calcext:value-type="float">
            <text:p>1808,1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HEDNO_wind_4005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27693548.8000009" calcext:value-type="float">
            <text:p>27693548,8000009</text:p>
          </table:table-cell>
          <table:table-cell office:value-type="float" office:value="16.4" calcext:value-type="float">
            <text:p>16,4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HEDNO_wind_4018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491248.0000005" calcext:value-type="float">
            <text:p>31491248,0000005</text:p>
          </table:table-cell>
          <table:table-cell office:value-type="float" office:value="29.04" calcext:value-type="float">
            <text:p>29,0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HEDNO_wind_400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24717161.5999999" calcext:value-type="float">
            <text:p>24717161,5999999</text:p>
          </table:table-cell>
          <table:table-cell office:value-type="float" office:value="29.6" calcext:value-type="float">
            <text:p>29,6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HEDNO_wind_4036</text:p>
          </table:table-cell>
          <table:table-cell office:value-type="string" calcext:value-type="string">
            <text:p>Κεφαλληνίας</text:p>
          </table:table-cell>
          <table:table-cell office:value-type="float" office:value="0" calcext:value-type="float">
            <text:p>0</text:p>
          </table:table-cell>
          <table:table-cell office:value-type="float" office:value="26472927.9999997" calcext:value-type="float">
            <text:p>26472927,9999997</text:p>
          </table:table-cell>
          <table:table-cell office:value-type="float" office:value="45.6" calcext:value-type="float">
            <text:p>45,6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HEDNO_wind_4012</text:p>
          </table:table-cell>
          <table:table-cell office:value-type="string" calcext:value-type="string">
            <text:p>Αιγίου</text:p>
          </table:table-cell>
          <table:table-cell office:value-type="float" office:value="0" calcext:value-type="float">
            <text:p>0</text:p>
          </table:table-cell>
          <table:table-cell office:value-type="float" office:value="13585032" calcext:value-type="float">
            <text:p>13585032</text:p>
          </table:table-cell>
          <table:table-cell office:value-type="float" office:value="102.08" calcext:value-type="float">
            <text:p>102,08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HEDNO_wind_4044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16412468" calcext:value-type="float">
            <text:p>16412468</text:p>
          </table:table-cell>
          <table:table-cell office:value-type="float" office:value="66.2" calcext:value-type="float">
            <text:p>66,2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HEDNO_wind_4024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7464340.8000001" calcext:value-type="float">
            <text:p>27464340,8000001</text:p>
          </table:table-cell>
          <table:table-cell office:value-type="float" office:value="50.08" calcext:value-type="float">
            <text:p>50,0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HEDNO_wind_4007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3275696.0000002" calcext:value-type="float">
            <text:p>33275696,0000002</text:p>
          </table:table-cell>
          <table:table-cell office:value-type="float" office:value="18.8" calcext:value-type="float">
            <text:p>18,8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HEDNO_wind_4013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4785552" calcext:value-type="float">
            <text:p>14785552</text:p>
          </table:table-cell>
          <table:table-cell office:value-type="float" office:value="27.68" calcext:value-type="float">
            <text:p>27,68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HEDNO_wind_4004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870843.2000001" calcext:value-type="float">
            <text:p>31870843,2000001</text:p>
          </table:table-cell>
          <table:table-cell office:value-type="float" office:value="418.56" calcext:value-type="float">
            <text:p>418,56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HEDNO_wind_4026</text:p>
          </table:table-cell>
          <table:table-cell office:value-type="string" calcext:value-type="string">
            <text:p>Σητείας</text:p>
          </table:table-cell>
          <table:table-cell office:value-type="float" office:value="0" calcext:value-type="float">
            <text:p>0</text:p>
          </table:table-cell>
          <table:table-cell office:value-type="float" office:value="27598984.7999996" calcext:value-type="float">
            <text:p>27598984,7999996</text:p>
          </table:table-cell>
          <table:table-cell office:value-type="float" office:value="71.68" calcext:value-type="float">
            <text:p>71,68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HEDNO_wind_4010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5550723.2000005" calcext:value-type="float">
            <text:p>35550723,2000005</text:p>
          </table:table-cell>
          <table:table-cell office:value-type="float" office:value="48.4" calcext:value-type="float">
            <text:p>48,4</text:p>
          </table:table-cell>
          <table:table-cell office:value-type="float" office:value="2787.2" calcext:value-type="float">
            <text:p>2787,2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HEDNO_wind_4027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9626651.2" calcext:value-type="float">
            <text:p>29626651,2</text:p>
          </table:table-cell>
          <table:table-cell office:value-type="float" office:value="23.84" calcext:value-type="float">
            <text:p>23,84</text:p>
          </table:table-cell>
          <table:table-cell office:value-type="float" office:value="2788.8" calcext:value-type="float">
            <text:p>2788,8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HEDNO_wind_4033</text:p>
          </table:table-cell>
          <table:table-cell office:value-type="string" calcext:value-type="string">
            <text:p>Ρεθύμνου</text:p>
          </table:table-cell>
          <table:table-cell office:value-type="float" office:value="0" calcext:value-type="float">
            <text:p>0</text:p>
          </table:table-cell>
          <table:table-cell office:value-type="float" office:value="36630982.4000002" calcext:value-type="float">
            <text:p>36630982,4000002</text:p>
          </table:table-cell>
          <table:table-cell office:value-type="float" office:value="26.8" calcext:value-type="float">
            <text:p>26,8</text:p>
          </table:table-cell>
          <table:table-cell office:value-type="float" office:value="2790.4" calcext:value-type="float">
            <text:p>2790,4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HEDNO_wind_403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3460496.0000003" calcext:value-type="float">
            <text:p>33460496,0000003</text:p>
          </table:table-cell>
          <table:table-cell office:value-type="float" office:value="39.06" calcext:value-type="float">
            <text:p>39,0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HEDNO_wind_4006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3859812.8000001" calcext:value-type="float">
            <text:p>33859812,8000001</text:p>
          </table:table-cell>
          <table:table-cell office:value-type="float" office:value="53.36" calcext:value-type="float">
            <text:p>53,36</text:p>
          </table:table-cell>
          <table:table-cell office:value-type="float" office:value="2851.2" calcext:value-type="float">
            <text:p>2851,2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HEDNO_wind_4011</text:p>
          </table:table-cell>
          <table:table-cell office:value-type="string" calcext:value-type="string">
            <text:p>Αιγίου</text:p>
          </table:table-cell>
          <table:table-cell office:value-type="float" office:value="0" calcext:value-type="float">
            <text:p>0</text:p>
          </table:table-cell>
          <table:table-cell office:value-type="float" office:value="36356598.4000004" calcext:value-type="float">
            <text:p>36356598,4000004</text:p>
          </table:table-cell>
          <table:table-cell office:value-type="float" office:value="17.72" calcext:value-type="float">
            <text:p>17,72</text:p>
          </table:table-cell>
          <table:table-cell office:value-type="float" office:value="2875.2" calcext:value-type="float">
            <text:p>2875,2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HEDNO_wind_4008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8172076.8000003" calcext:value-type="float">
            <text:p>38172076,8000003</text:p>
          </table:table-cell>
          <table:table-cell office:value-type="float" office:value="65.04" calcext:value-type="float">
            <text:p>65,04</text:p>
          </table:table-cell>
          <table:table-cell office:value-type="float" office:value="2964.8" calcext:value-type="float">
            <text:p>2964,8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HEDNO_wind_400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557732.8000002" calcext:value-type="float">
            <text:p>31557732,8000002</text:p>
          </table:table-cell>
          <table:table-cell office:value-type="float" office:value="13.68" calcext:value-type="float">
            <text:p>13,68</text:p>
          </table:table-cell>
          <table:table-cell office:value-type="float" office:value="3171.2" calcext:value-type="float">
            <text:p>3171,2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HEDNO_wind_404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0632280" calcext:value-type="float">
            <text:p>30632280</text:p>
          </table:table-cell>
          <table:table-cell office:value-type="float" office:value="466.8" calcext:value-type="float">
            <text:p>466,8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HEDNO_wind_4043</text:p>
          </table:table-cell>
          <table:table-cell office:value-type="string" calcext:value-type="string">
            <text:p>Τρίπολης</text:p>
          </table:table-cell>
          <table:table-cell office:value-type="float" office:value="0" calcext:value-type="float">
            <text:p>0</text:p>
          </table:table-cell>
          <table:table-cell office:value-type="float" office:value="37869918" calcext:value-type="float">
            <text:p>37869918</text:p>
          </table:table-cell>
          <table:table-cell office:value-type="float" office:value="29.97" calcext:value-type="float">
            <text:p>29,97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HEDNO_commercial_MV_5001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598384.56000001" calcext:value-type="float">
            <text:p>598384,56000001</text:p>
          </table:table-cell>
          <table:table-cell office:value-type="float" office:value="0" calcext:value-type="float">
            <text:p>0</text:p>
          </table:table-cell>
          <table:table-cell office:value-type="float" office:value="85.68" calcext:value-type="float">
            <text:p>85,68</text:p>
          </table:table-cell>
          <table:table-cell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HEDNO_commercial_MV_5002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577247.520000003" calcext:value-type="float">
            <text:p>577247,520000003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  <table:table-cell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HEDNO_commercial_MV_5003</text:p>
          </table:table-cell>
          <table:table-cell office:value-type="string" calcext:value-type="string">
            <text:p>Κοζάνης</text:p>
          </table:table-cell>
          <table:table-cell office:value-type="float" office:value="326844.319999999" calcext:value-type="float">
            <text:p>326844,319999999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,92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HEDNO_commercial_MV_5004</text:p>
          </table:table-cell>
          <table:table-cell office:value-type="string" calcext:value-type="string">
            <text:p>Μ.Τ Περ. Αθηνών</text:p>
          </table:table-cell>
          <table:table-cell office:value-type="float" office:value="8267735.03999999" calcext:value-type="float">
            <text:p>8267735,03999999</text:p>
          </table:table-cell>
          <table:table-cell office:value-type="float" office:value="0" calcext:value-type="float">
            <text:p>0</text:p>
          </table:table-cell>
          <table:table-cell office:value-type="float" office:value="418.56" calcext:value-type="float">
            <text:p>418,56</text:p>
          </table:table-cell>
          <table:table-cell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HEDNO_commercial_MV_5005</text:p>
          </table:table-cell>
          <table:table-cell office:value-type="string" calcext:value-type="string">
            <text:p>Πτολεμαϊδας</text:p>
          </table:table-cell>
          <table:table-cell office:value-type="float" office:value="251588.08" calcext:value-type="float">
            <text:p>251588,08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HEDNO_commercial_MV_5006</text:p>
          </table:table-cell>
          <table:table-cell office:value-type="string" calcext:value-type="string">
            <text:p>Κοζάνης</text:p>
          </table:table-cell>
          <table:table-cell office:value-type="float" office:value="934218.08" calcext:value-type="float">
            <text:p>934218,08</text:p>
          </table:table-cell>
          <table:table-cell office:value-type="float" office:value="0" calcext:value-type="float">
            <text:p>0</text:p>
          </table:table-cell>
          <table:table-cell office:value-type="float" office:value="53.36" calcext:value-type="float">
            <text:p>53,36</text:p>
          </table:table-cell>
          <table:table-cell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HEDNO_commercial_MV_5007</text:p>
          </table:table-cell>
          <table:table-cell office:value-type="string" calcext:value-type="string">
            <text:p>Κοζάνης</text:p>
          </table:table-cell>
          <table:table-cell office:value-type="float" office:value="303741.120000001" calcext:value-type="float">
            <text:p>303741,120000001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HEDNO_commercial_MV_5008</text:p>
          </table:table-cell>
          <table:table-cell office:value-type="string" calcext:value-type="string">
            <text:p>Μ.Τ Περ. Αθηνών</text:p>
          </table:table-cell>
          <table:table-cell office:value-type="float" office:value="376052.879999978" calcext:value-type="float">
            <text:p>376052,879999978</text:p>
          </table:table-cell>
          <table:table-cell office:value-type="float" office:value="0" calcext:value-type="float">
            <text:p>0</text:p>
          </table:table-cell>
          <table:table-cell office:value-type="float" office:value="65.04" calcext:value-type="float">
            <text:p>65,04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HEDNO_commercial_MV_5009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06509.199999994" calcext:value-type="float">
            <text:p>106509,199999994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,68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HEDNO_commercial_MV_5010</text:p>
          </table:table-cell>
          <table:table-cell office:value-type="string" calcext:value-type="string">
            <text:p>Πάτρας</text:p>
          </table:table-cell>
          <table:table-cell office:value-type="float" office:value="558788.000000002" calcext:value-type="float">
            <text:p>558788,00000000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,4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HEDNO_commercial_MV_5011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428721.399999997" calcext:value-type="float">
            <text:p>428721,399999997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,72</text:p>
          </table:table-cell>
          <table:table-cell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HEDNO_commercial_MV_5012</text:p>
          </table:table-cell>
          <table:table-cell office:value-type="string" calcext:value-type="string">
            <text:p>Μ.Τ Περ. Αθηνών</text:p>
          </table:table-cell>
          <table:table-cell office:value-type="float" office:value="1813791.36" calcext:value-type="float">
            <text:p>1813791,36</text:p>
          </table:table-cell>
          <table:table-cell office:value-type="float" office:value="0" calcext:value-type="float">
            <text:p>0</text:p>
          </table:table-cell>
          <table:table-cell office:value-type="float" office:value="102.08" calcext:value-type="float">
            <text:p>102,08</text:p>
          </table:table-cell>
          <table:table-cell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HEDNO_commercial_MV_5013</text:p>
          </table:table-cell>
          <table:table-cell office:value-type="string" calcext:value-type="string">
            <text:p>Καρδίτσας</text:p>
          </table:table-cell>
          <table:table-cell office:value-type="float" office:value="131510.00000001" calcext:value-type="float">
            <text:p>131510,00000001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HEDNO_commercial_MV_5014</text:p>
          </table:table-cell>
          <table:table-cell office:value-type="string" calcext:value-type="string">
            <text:p>Καρδίτσας</text:p>
          </table:table-cell>
          <table:table-cell office:value-type="float" office:value="826900.560000006" calcext:value-type="float">
            <text:p>826900,560000006</text:p>
          </table:table-cell>
          <table:table-cell office:value-type="float" office:value="0" calcext:value-type="float">
            <text:p>0</text:p>
          </table:table-cell>
          <table:table-cell office:value-type="float" office:value="53.68" calcext:value-type="float">
            <text:p>53,68</text:p>
          </table:table-cell>
          <table:table-cell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HEDNO_commercial_MV_5015</text:p>
          </table:table-cell>
          <table:table-cell office:value-type="string" calcext:value-type="string">
            <text:p>Μ.Τ Περ. Αθηνών</text:p>
          </table:table-cell>
          <table:table-cell office:value-type="float" office:value="363937.056000026" calcext:value-type="float">
            <text:p>363937,056000026</text:p>
          </table:table-cell>
          <table:table-cell office:value-type="float" office:value="0" calcext:value-type="float">
            <text:p>0</text:p>
          </table:table-cell>
          <table:table-cell office:value-type="float" office:value="44.064" calcext:value-type="float">
            <text:p>44,064</text:p>
          </table:table-cell>
          <table:table-cell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HEDNO_commercial_MV_5016</text:p>
          </table:table-cell>
          <table:table-cell office:value-type="string" calcext:value-type="string">
            <text:p>Μ.Τ Περ. Αθηνών</text:p>
          </table:table-cell>
          <table:table-cell office:value-type="float" office:value="2535828.39999998" calcext:value-type="float">
            <text:p>2535828,39999998</text:p>
          </table:table-cell>
          <table:table-cell office:value-type="float" office:value="0" calcext:value-type="float">
            <text:p>0</text:p>
          </table:table-cell>
          <table:table-cell office:value-type="float" office:value="261.6" calcext:value-type="float">
            <text:p>261,6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HEDNO_commercial_MV_5017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529851.839999999" calcext:value-type="float">
            <text:p>529851,839999999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,6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HEDNO_commercial_MV_5018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408638.6" calcext:value-type="float">
            <text:p>408638,6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29,04</text:p>
          </table:table-cell>
          <table:table-cell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HEDNO_commercial_MV_5019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713526.999999999" calcext:value-type="float">
            <text:p>713526,999999999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,96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HEDNO_commercial_MV_5020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1334670.23999998" calcext:value-type="float">
            <text:p>1334670,2399999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  <table:table-cell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HEDNO_commercial_MV_5021</text:p>
          </table:table-cell>
          <table:table-cell office:value-type="string" calcext:value-type="string">
            <text:p>Κεντρ. Θεσ/κης</text:p>
          </table:table-cell>
          <table:table-cell office:value-type="float" office:value="332033.520000007" calcext:value-type="float">
            <text:p>332033,520000007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,2</text:p>
          </table:table-cell>
          <table:table-cell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HEDNO_commercial_MV_5022</text:p>
          </table:table-cell>
          <table:table-cell office:value-type="string" calcext:value-type="string">
            <text:p>Κεντρ. Θεσ/κης</text:p>
          </table:table-cell>
          <table:table-cell office:value-type="float" office:value="1951776.87999998" calcext:value-type="float">
            <text:p>1951776,87999998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HEDNO_commercial_MV_5023</text:p>
          </table:table-cell>
          <table:table-cell office:value-type="string" calcext:value-type="string">
            <text:p>Κεντρ. Θεσ/κης</text:p>
          </table:table-cell>
          <table:table-cell office:value-type="float" office:value="523885.119999999" calcext:value-type="float">
            <text:p>523885,119999999</text:p>
          </table:table-cell>
          <table:table-cell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HEDNO_commercial_MV_5024</text:p>
          </table:table-cell>
          <table:table-cell office:value-type="string" calcext:value-type="string">
            <text:p>Κεντρ. Θεσ/κης</text:p>
          </table:table-cell>
          <table:table-cell office:value-type="float" office:value="626393.600000007" calcext:value-type="float">
            <text:p>626393,600000007</text:p>
          </table:table-cell>
          <table:table-cell office:value-type="float" office:value="0" calcext:value-type="float">
            <text:p>0</text:p>
          </table:table-cell>
          <table:table-cell office:value-type="float" office:value="50.08" calcext:value-type="float">
            <text:p>50,08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HEDNO_commercial_MV_5025</text:p>
          </table:table-cell>
          <table:table-cell office:value-type="string" calcext:value-type="string">
            <text:p>Κεντρ. Θεσ/κης</text:p>
          </table:table-cell>
          <table:table-cell office:value-type="float" office:value="393463.44" calcext:value-type="float">
            <text:p>393463,44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,72</text:p>
          </table:table-cell>
          <table:table-cell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HEDNO_commercial_MV_5026</text:p>
          </table:table-cell>
          <table:table-cell office:value-type="string" calcext:value-type="string">
            <text:p>Κεντρ. Θεσ/κης</text:p>
          </table:table-cell>
          <table:table-cell office:value-type="float" office:value="656322.399999997" calcext:value-type="float">
            <text:p>656322,399999997</text:p>
          </table:table-cell>
          <table:table-cell office:value-type="float" office:value="0" calcext:value-type="float">
            <text:p>0</text:p>
          </table:table-cell>
          <table:table-cell office:value-type="float" office:value="71.68" calcext:value-type="float">
            <text:p>71,68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HEDNO_commercial_MV_5027</text:p>
          </table:table-cell>
          <table:table-cell office:value-type="string" calcext:value-type="string">
            <text:p>Κεντρ. Θεσ/κης</text:p>
          </table:table-cell>
          <table:table-cell office:value-type="float" office:value="120210.719999991" calcext:value-type="float">
            <text:p>120210,719999991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,84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HEDNO_commercial_MV_5028</text:p>
          </table:table-cell>
          <table:table-cell office:value-type="string" calcext:value-type="string">
            <text:p>Κεντρ. Θεσ/κης</text:p>
          </table:table-cell>
          <table:table-cell office:value-type="float" office:value="359877.440000002" calcext:value-type="float">
            <text:p>359877,440000002</text:p>
          </table:table-cell>
          <table:table-cell office:value-type="float" office:value="0" calcext:value-type="float">
            <text:p>0</text:p>
          </table:table-cell>
          <table:table-cell office:value-type="float" office:value="43.12" calcext:value-type="float">
            <text:p>43,12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HEDNO_commercial_MV_5029</text:p>
          </table:table-cell>
          <table:table-cell office:value-type="string" calcext:value-type="string">
            <text:p>Κεντρ. Θεσ/κης</text:p>
          </table:table-cell>
          <table:table-cell office:value-type="float" office:value="7797959.28000003" calcext:value-type="float">
            <text:p>7797959,28000003</text:p>
          </table:table-cell>
          <table:table-cell office:value-type="float" office:value="0" calcext:value-type="float">
            <text:p>0</text:p>
          </table:table-cell>
          <table:table-cell office:value-type="float" office:value="351.36" calcext:value-type="float">
            <text:p>351,36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HEDNO_commercial_MV_5030</text:p>
          </table:table-cell>
          <table:table-cell office:value-type="string" calcext:value-type="string">
            <text:p>Πτολεμαϊδας</text:p>
          </table:table-cell>
          <table:table-cell office:value-type="float" office:value="645647.499999994" calcext:value-type="float">
            <text:p>645647,499999994</text:p>
          </table:table-cell>
          <table:table-cell office:value-type="float" office:value="0" calcext:value-type="float">
            <text:p>0</text:p>
          </table:table-cell>
          <table:table-cell office:value-type="float" office:value="39.06" calcext:value-type="float">
            <text:p>39,06</text:p>
          </table:table-cell>
          <table:table-cell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HEDNO_commercial_MV_5031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696406.159999996" calcext:value-type="float">
            <text:p>696406,159999996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,68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HEDNO_commercial_MV_5032</text:p>
          </table:table-cell>
          <table:table-cell office:value-type="string" calcext:value-type="string">
            <text:p>Καρδίτσας</text:p>
          </table:table-cell>
          <table:table-cell office:value-type="float" office:value="405379.040000001" calcext:value-type="float">
            <text:p>405379,0400000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HEDNO_commercial_MV_5033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215588.08" calcext:value-type="float">
            <text:p>215588,08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,8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HEDNO_commercial_MV_5034</text:p>
          </table:table-cell>
          <table:table-cell office:value-type="string" calcext:value-type="string">
            <text:p>Πάτρας</text:p>
          </table:table-cell>
          <table:table-cell office:value-type="float" office:value="1961991.5" calcext:value-type="float">
            <text:p>1961991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HEDNO_commercial_MV_5035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1569548.8" calcext:value-type="float">
            <text:p>1569548,8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HEDNO_commercial_MV_5036</text:p>
          </table:table-cell>
          <table:table-cell office:value-type="string" calcext:value-type="string">
            <text:p>Πάτρας</text:p>
          </table:table-cell>
          <table:table-cell office:value-type="float" office:value="817073.599999998" calcext:value-type="float">
            <text:p>817073,599999998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,6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HEDNO_commercial_MV_5037</text:p>
          </table:table-cell>
          <table:table-cell office:value-type="string" calcext:value-type="string">
            <text:p>Πάτρας</text:p>
          </table:table-cell>
          <table:table-cell office:value-type="float" office:value="595735.800000002" calcext:value-type="float">
            <text:p>595735,800000002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HEDNO_commercial_MV_5038</text:p>
          </table:table-cell>
          <table:table-cell office:value-type="string" calcext:value-type="string">
            <text:p>Πάτρας</text:p>
          </table:table-cell>
          <table:table-cell office:value-type="float" office:value="2752440" calcext:value-type="float">
            <text:p>2752440</text:p>
          </table:table-cell>
          <table:table-cell office:value-type="float" office:value="0" calcext:value-type="float">
            <text:p>0</text:p>
          </table:table-cell>
          <table:table-cell office:value-type="float" office:value="197.5" calcext:value-type="float">
            <text:p>197,5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HEDNO_commercial_MV_5039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605450.699999997" calcext:value-type="float">
            <text:p>605450,699999997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,2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HEDNO_commercial_MV_5040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229845.999999997" calcext:value-type="float">
            <text:p>229845,999999997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,6</text:p>
          </table:table-cell>
          <table:table-cell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HEDNO_commercial_MV_5041</text:p>
          </table:table-cell>
          <table:table-cell office:value-type="string" calcext:value-type="string">
            <text:p>Πάτρας</text:p>
          </table:table-cell>
          <table:table-cell office:value-type="float" office:value="976119.599999998" calcext:value-type="float">
            <text:p>976119,599999998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HEDNO_commercial_MV_5042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0166307.0000001" calcext:value-type="float">
            <text:p>10166307,0000001</text:p>
          </table:table-cell>
          <table:table-cell office:value-type="float" office:value="0" calcext:value-type="float">
            <text:p>0</text:p>
          </table:table-cell>
          <table:table-cell office:value-type="float" office:value="466.8" calcext:value-type="float">
            <text:p>466,8</text:p>
          </table:table-cell>
          <table:table-cell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HEDNO_commercial_MV_5043</text:p>
          </table:table-cell>
          <table:table-cell office:value-type="string" calcext:value-type="string">
            <text:p>Πτολεμαϊδας</text:p>
          </table:table-cell>
          <table:table-cell office:value-type="float" office:value="537773.339999999" calcext:value-type="float">
            <text:p>537773,339999999</text:p>
          </table:table-cell>
          <table:table-cell office:value-type="float" office:value="0" calcext:value-type="float">
            <text:p>0</text:p>
          </table:table-cell>
          <table:table-cell office:value-type="float" office:value="29.97" calcext:value-type="float">
            <text:p>29,97</text:p>
          </table:table-cell>
          <table:table-cell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HEDNO_commercial_MV_5044</text:p>
          </table:table-cell>
          <table:table-cell office:value-type="string" calcext:value-type="string">
            <text:p>Κοζάνης</text:p>
          </table:table-cell>
          <table:table-cell office:value-type="float" office:value="877085.760000001" calcext:value-type="float">
            <text:p>877085,760000001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,2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HEDNO_commercial_MV_5045</text:p>
          </table:table-cell>
          <table:table-cell office:value-type="string" calcext:value-type="string">
            <text:p>Καρδίτσας</text:p>
          </table:table-cell>
          <table:table-cell office:value-type="float" office:value="68576.8000000032" calcext:value-type="float">
            <text:p>68576,80000000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HEDNO_commercial_MV_5046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280088.36000002" calcext:value-type="float">
            <text:p>1280088,36000002</text:p>
          </table:table-cell>
          <table:table-cell office:value-type="float" office:value="0" calcext:value-type="float">
            <text:p>0</text:p>
          </table:table-cell>
          <table:table-cell office:value-type="float" office:value="162.12" calcext:value-type="float">
            <text:p>162,12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HEDNO_commercial_MV_5047</text:p>
          </table:table-cell>
          <table:table-cell office:value-type="string" calcext:value-type="string">
            <text:p>Κεντρ. Θεσ/κης</text:p>
          </table:table-cell>
          <table:table-cell office:value-type="float" office:value="644509.980000008" calcext:value-type="float">
            <text:p>644509,980000008</text:p>
          </table:table-cell>
          <table:table-cell office:value-type="float" office:value="0" calcext:value-type="float">
            <text:p>0</text:p>
          </table:table-cell>
          <table:table-cell office:value-type="float" office:value="51.94" calcext:value-type="float">
            <text:p>51,94</text:p>
          </table:table-cell>
          <table:table-cell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HEDNO_commercial_MV_5048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706394.72000001" calcext:value-type="float">
            <text:p>1706394,72000001</text:p>
          </table:table-cell>
          <table:table-cell office:value-type="float" office:value="0" calcext:value-type="float">
            <text:p>0</text:p>
          </table:table-cell>
          <table:table-cell office:value-type="float" office:value="137.16" calcext:value-type="float">
            <text:p>137,16</text:p>
          </table:table-cell>
          <table:table-cell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EDNO_commercial_MV_5049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164323.500000002" calcext:value-type="float">
            <text:p>164323,500000002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HEDNO_commercial_MV_5050</text:p>
          </table:table-cell>
          <table:table-cell office:value-type="string" calcext:value-type="string">
            <text:p>Μ.Τ Περ. Αθηνών</text:p>
          </table:table-cell>
          <table:table-cell office:value-type="float" office:value="5352987.99999997" calcext:value-type="float">
            <text:p>5352987,99999997</text:p>
          </table:table-cell>
          <table:table-cell office:value-type="float" office:value="0" calcext:value-type="float">
            <text:p>0</text:p>
          </table:table-cell>
          <table:table-cell office:value-type="float" office:value="503.6" calcext:value-type="float">
            <text:p>503,6</text:p>
          </table:table-cell>
          <table:table-cell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HEDNO_biomhxanikoi_6001</text:p>
          </table:table-cell>
          <table:table-cell office:value-type="string" calcext:value-type="string">
            <text:p>Δυτ. Θεσ/κη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HEDNO_biomhxanikoi_6002</text:p>
          </table:table-cell>
          <table:table-cell office:value-type="string" calcext:value-type="string">
            <text:p>Λαυρίου</text:p>
          </table:table-cell>
          <table:table-cell office:value-type="float" office:value="101717.811999999" calcext:value-type="float">
            <text:p>101717,811999999</text:p>
          </table:table-cell>
          <table:table-cell office:value-type="float" office:value="0" calcext:value-type="float">
            <text:p>0</text:p>
          </table:table-cell>
          <table:table-cell office:value-type="float" office:value="14.928" calcext:value-type="float">
            <text:p>14,928</text:p>
          </table:table-cell>
          <table:table-cell/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HEDNO_biomhxanikoi_6003</text:p>
          </table:table-cell>
          <table:table-cell office:value-type="string" calcext:value-type="string">
            <text:p>Δυτ. Θεσ/κης</text:p>
          </table:table-cell>
          <table:table-cell office:value-type="float" office:value="45963.1959999991" calcext:value-type="float">
            <text:p>45963,1959999991</text:p>
          </table:table-cell>
          <table:table-cell office:value-type="float" office:value="0" calcext:value-type="float">
            <text:p>0</text:p>
          </table:table-cell>
          <table:table-cell office:value-type="float" office:value="6.904" calcext:value-type="float">
            <text:p>6,904</text:p>
          </table:table-cell>
          <table:table-cell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HEDNO_biomhxanikoi_6004</text:p>
          </table:table-cell>
          <table:table-cell office:value-type="string" calcext:value-type="string">
            <text:p>Κορωπίου</text:p>
          </table:table-cell>
          <table:table-cell office:value-type="float" office:value="162664.719999999" calcext:value-type="float">
            <text:p>162664,719999999</text:p>
          </table:table-cell>
          <table:table-cell office:value-type="float" office:value="0" calcext:value-type="float">
            <text:p>0</text:p>
          </table:table-cell>
          <table:table-cell office:value-type="float" office:value="33.052" calcext:value-type="float">
            <text:p>33,052</text:p>
          </table:table-cell>
          <table:table-cell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HEDNO_biomhxanikoi_6005</text:p>
          </table:table-cell>
          <table:table-cell office:value-type="string" calcext:value-type="string">
            <text:p>Δυτ. Θεσ/κης</text:p>
          </table:table-cell>
          <table:table-cell office:value-type="float" office:value="518991.496000003" calcext:value-type="float">
            <text:p>518991,496000003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HEDNO_biomhxanikoi_6006</text:p>
          </table:table-cell>
          <table:table-cell office:value-type="string" calcext:value-type="string">
            <text:p>Χαλκίδας</text:p>
          </table:table-cell>
          <table:table-cell office:value-type="float" office:value="547988.280000005" calcext:value-type="float">
            <text:p>547988,280000005</text:p>
          </table:table-cell>
          <table:table-cell office:value-type="float" office:value="0" calcext:value-type="float">
            <text:p>0</text:p>
          </table:table-cell>
          <table:table-cell office:value-type="float" office:value="38.112" calcext:value-type="float">
            <text:p>38,112</text:p>
          </table:table-cell>
          <table:table-cell/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HEDNO_biomhxanikoi_6007</text:p>
          </table:table-cell>
          <table:table-cell office:value-type="string" calcext:value-type="string">
            <text:p>Δυτ. Θεσ/κης</text:p>
          </table:table-cell>
          <table:table-cell office:value-type="float" office:value="66081.0399999995" calcext:value-type="float">
            <text:p>66081,0399999995</text:p>
          </table:table-cell>
          <table:table-cell office:value-type="float" office:value="0" calcext:value-type="float">
            <text:p>0</text:p>
          </table:table-cell>
          <table:table-cell office:value-type="float" office:value="10.548" calcext:value-type="float">
            <text:p>10,548</text:p>
          </table:table-cell>
          <table:table-cell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HEDNO_biomhxanikoi_6008</text:p>
          </table:table-cell>
          <table:table-cell office:value-type="string" calcext:value-type="string">
            <text:p>Δυτ. Θεσ/κης</text:p>
          </table:table-cell>
          <table:table-cell office:value-type="float" office:value="347226.948" calcext:value-type="float">
            <text:p>347226,948</text:p>
          </table:table-cell>
          <table:table-cell office:value-type="float" office:value="0" calcext:value-type="float">
            <text:p>0</text:p>
          </table:table-cell>
          <table:table-cell office:value-type="float" office:value="26.588" calcext:value-type="float">
            <text:p>26,588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HEDNO_biomhxanikoi_6009</text:p>
          </table:table-cell>
          <table:table-cell office:value-type="string" calcext:value-type="string">
            <text:p>Δυτ. Θεσ/κης</text:p>
          </table:table-cell>
          <table:table-cell office:value-type="float" office:value="90049.4560000006" calcext:value-type="float">
            <text:p>90049,4560000006</text:p>
          </table:table-cell>
          <table:table-cell office:value-type="float" office:value="0" calcext:value-type="float">
            <text:p>0</text:p>
          </table:table-cell>
          <table:table-cell office:value-type="float" office:value="15.444" calcext:value-type="float">
            <text:p>15,444</text:p>
          </table:table-cell>
          <table:table-cell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HEDNO_biomhxanikoi_6010</text:p>
          </table:table-cell>
          <table:table-cell office:value-type="string" calcext:value-type="string">
            <text:p>Καβάλας</text:p>
          </table:table-cell>
          <table:table-cell office:value-type="float" office:value="10981.9039999996" calcext:value-type="float">
            <text:p>10981,9039999996</text:p>
          </table:table-cell>
          <table:table-cell office:value-type="float" office:value="0" calcext:value-type="float">
            <text:p>0</text:p>
          </table:table-cell>
          <table:table-cell office:value-type="float" office:value="4.228" calcext:value-type="float">
            <text:p>4,228</text:p>
          </table:table-cell>
          <table:table-cell/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HEDNO_biomhxanikoi_6011</text:p>
          </table:table-cell>
          <table:table-cell office:value-type="string" calcext:value-type="string">
            <text:p>Ορεστιάδας</text:p>
          </table:table-cell>
          <table:table-cell office:value-type="float" office:value="759.696" calcext:value-type="float">
            <text:p>759,696</text:p>
          </table:table-cell>
          <table:table-cell office:value-type="float" office:value="0" calcext:value-type="float">
            <text:p>0</text:p>
          </table:table-cell>
          <table:table-cell office:value-type="float" office:value="15.872" calcext:value-type="float">
            <text:p>15,872</text:p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HEDNO_biomhxanikoi_6012</text:p>
          </table:table-cell>
          <table:table-cell office:value-type="string" calcext:value-type="string">
            <text:p>Αιγίου</text:p>
          </table:table-cell>
          <table:table-cell office:value-type="float" office:value="21113.9959999997" calcext:value-type="float">
            <text:p>21113,9959999997</text:p>
          </table:table-cell>
          <table:table-cell office:value-type="float" office:value="0" calcext:value-type="float">
            <text:p>0</text:p>
          </table:table-cell>
          <table:table-cell office:value-type="float" office:value="30.596" calcext:value-type="float">
            <text:p>30,596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HEDNO_biomhxanikoi_6013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HEDNO_biomhxanikoi_6014</text:p>
          </table:table-cell>
          <table:table-cell office:value-type="string" calcext:value-type="string">
            <text:p>Δυτ. Θεσ/κης</text:p>
          </table:table-cell>
          <table:table-cell office:value-type="float" office:value="21733.1440000003" calcext:value-type="float">
            <text:p>21733,1440000003</text:p>
          </table:table-cell>
          <table:table-cell office:value-type="float" office:value="0" calcext:value-type="float">
            <text:p>0</text:p>
          </table:table-cell>
          <table:table-cell office:value-type="float" office:value="17.084" calcext:value-type="float">
            <text:p>17,084</text:p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HEDNO_biomhxanikoi_6015</text:p>
          </table:table-cell>
          <table:table-cell office:value-type="string" calcext:value-type="string">
            <text:p>Αιγάλεω</text:p>
          </table:table-cell>
          <table:table-cell office:value-type="float" office:value="234982.927999999" calcext:value-type="float">
            <text:p>234982,927999999</text:p>
          </table:table-cell>
          <table:table-cell office:value-type="float" office:value="0" calcext:value-type="float">
            <text:p>0</text:p>
          </table:table-cell>
          <table:table-cell office:value-type="float" office:value="18.584" calcext:value-type="float">
            <text:p>18,584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EDNO_biomhxanikoi_6016</text:p>
          </table:table-cell>
          <table:table-cell office:value-type="string" calcext:value-type="string">
            <text:p>Αιγάλεω</text:p>
          </table:table-cell>
          <table:table-cell office:value-type="float" office:value="140524.01" calcext:value-type="float">
            <text:p>140524,01</text:p>
          </table:table-cell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HEDNO_biomhxanikoi_6017</text:p>
          </table:table-cell>
          <table:table-cell office:value-type="string" calcext:value-type="string">
            <text:p>Κορωπίου</text:p>
          </table:table-cell>
          <table:table-cell office:value-type="float" office:value="897242.848000009" calcext:value-type="float">
            <text:p>897242,848000009</text:p>
          </table:table-cell>
          <table:table-cell office:value-type="float" office:value="0" calcext:value-type="float">
            <text:p>0</text:p>
          </table:table-cell>
          <table:table-cell office:value-type="float" office:value="52.728" calcext:value-type="float">
            <text:p>52,728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HEDNO_biomhxanikoi_6018</text:p>
          </table:table-cell>
          <table:table-cell office:value-type="string" calcext:value-type="string">
            <text:p>Δυτ. Θεσ/κη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HEDNO_biomhxanikoi_6019</text:p>
          </table:table-cell>
          <table:table-cell office:value-type="string" calcext:value-type="string">
            <text:p>Βόλου</text:p>
          </table:table-cell>
          <table:table-cell office:value-type="float" office:value="1887.54399999972" calcext:value-type="float">
            <text:p>1887,5439999997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,48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HEDNO_biomhxanikoi_6020</text:p>
          </table:table-cell>
          <table:table-cell office:value-type="string" calcext:value-type="string">
            <text:p>Αγρινίου</text:p>
          </table:table-cell>
          <table:table-cell office:value-type="float" office:value="1532.18999999998" calcext:value-type="float">
            <text:p>1532,19</text:p>
          </table:table-cell>
          <table:table-cell office:value-type="float" office:value="0" calcext:value-type="float">
            <text:p>0</text:p>
          </table:table-cell>
          <table:table-cell office:value-type="float" office:value="6.85" calcext:value-type="float">
            <text:p>6,85</text:p>
          </table:table-cell>
          <table:table-cell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HEDNO_biomhxanikoi_6021</text:p>
          </table:table-cell>
          <table:table-cell office:value-type="string" calcext:value-type="string">
            <text:p>Δυτ. Θεσ/κης</text:p>
          </table:table-cell>
          <table:table-cell office:value-type="float" office:value="358151.764000005" calcext:value-type="float">
            <text:p>358151,764000005</text:p>
          </table:table-cell>
          <table:table-cell office:value-type="float" office:value="0" calcext:value-type="float">
            <text:p>0</text:p>
          </table:table-cell>
          <table:table-cell office:value-type="float" office:value="10.432" calcext:value-type="float">
            <text:p>10,432</text:p>
          </table:table-cell>
          <table:table-cell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HEDNO_biomhxanikoi_6022</text:p>
          </table:table-cell>
          <table:table-cell office:value-type="string" calcext:value-type="string">
            <text:p>Κορωπίου</text:p>
          </table:table-cell>
          <table:table-cell office:value-type="float" office:value="77680.8880000009" calcext:value-type="float">
            <text:p>77680,8880000009</text:p>
          </table:table-cell>
          <table:table-cell office:value-type="float" office:value="0" calcext:value-type="float">
            <text:p>0</text:p>
          </table:table-cell>
          <table:table-cell office:value-type="float" office:value="8.728" calcext:value-type="float">
            <text:p>8,728</text:p>
          </table:table-cell>
          <table:table-cell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HEDNO_biomhxanikoi_6023</text:p>
          </table:table-cell>
          <table:table-cell office:value-type="string" calcext:value-type="string">
            <text:p>Αιγίου</text:p>
          </table:table-cell>
          <table:table-cell office:value-type="float" office:value="17589.272" calcext:value-type="float">
            <text:p>17589,272</text:p>
          </table:table-cell>
          <table:table-cell office:value-type="float" office:value="0" calcext:value-type="float">
            <text:p>0</text:p>
          </table:table-cell>
          <table:table-cell office:value-type="float" office:value="16.124" calcext:value-type="float">
            <text:p>16,124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HEDNO_biomhxanikoi_6024</text:p>
          </table:table-cell>
          <table:table-cell office:value-type="string" calcext:value-type="string">
            <text:p>Λαυρίου</text:p>
          </table:table-cell>
          <table:table-cell office:value-type="float" office:value="100088.250000002" calcext:value-type="float">
            <text:p>100088,250000002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HEDNO_biomhxanikoi_6025</text:p>
          </table:table-cell>
          <table:table-cell office:value-type="string" calcext:value-type="string">
            <text:p>Δυτ. Θεσ/κης</text:p>
          </table:table-cell>
          <table:table-cell office:value-type="float" office:value="91046.3880000021" calcext:value-type="float">
            <text:p>91046,3880000021</text:p>
          </table:table-cell>
          <table:table-cell office:value-type="float" office:value="0" calcext:value-type="float">
            <text:p>0</text:p>
          </table:table-cell>
          <table:table-cell office:value-type="float" office:value="18.396" calcext:value-type="float">
            <text:p>18,396</text:p>
          </table:table-cell>
          <table:table-cell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HEDNO_biomhxanikoi_6026</text:p>
          </table:table-cell>
          <table:table-cell office:value-type="string" calcext:value-type="string">
            <text:p>Δυτ. Θεσ/κης</text:p>
          </table:table-cell>
          <table:table-cell office:value-type="float" office:value="80522.1240000003" calcext:value-type="float">
            <text:p>80522,1240000003</text:p>
          </table:table-cell>
          <table:table-cell office:value-type="float" office:value="0" calcext:value-type="float">
            <text:p>0</text:p>
          </table:table-cell>
          <table:table-cell office:value-type="float" office:value="18.412" calcext:value-type="float">
            <text:p>18,412</text:p>
          </table:table-cell>
          <table:table-cell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HEDNO_biomhxanikoi_6027</text:p>
          </table:table-cell>
          <table:table-cell office:value-type="string" calcext:value-type="string">
            <text:p>Δυτ. Θεσ/κης</text:p>
          </table:table-cell>
          <table:table-cell office:value-type="float" office:value="102765.163999986" calcext:value-type="float">
            <text:p>102765,163999986</text:p>
          </table:table-cell>
          <table:table-cell office:value-type="float" office:value="0" calcext:value-type="float">
            <text:p>0</text:p>
          </table:table-cell>
          <table:table-cell office:value-type="float" office:value="15.284" calcext:value-type="float">
            <text:p>15,284</text:p>
          </table:table-cell>
          <table:table-cell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HEDNO_biomhxanikoi_6028</text:p>
          </table:table-cell>
          <table:table-cell office:value-type="string" calcext:value-type="string">
            <text:p>Δυτ. Θεσ/κης</text:p>
          </table:table-cell>
          <table:table-cell office:value-type="float" office:value="8572.71600000006" calcext:value-type="float">
            <text:p>8572,716000000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HEDNO_biomhxanikoi_6029</text:p>
          </table:table-cell>
          <table:table-cell office:value-type="string" calcext:value-type="string">
            <text:p>Πάτρας</text:p>
          </table:table-cell>
          <table:table-cell office:value-type="float" office:value="80280.8719999998" calcext:value-type="float">
            <text:p>80280,8719999998</text:p>
          </table:table-cell>
          <table:table-cell office:value-type="float" office:value="0" calcext:value-type="float">
            <text:p>0</text:p>
          </table:table-cell>
          <table:table-cell office:value-type="float" office:value="12.688" calcext:value-type="float">
            <text:p>12,688</text:p>
          </table:table-cell>
          <table:table-cell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HEDNO_biomhxanikoi_6030</text:p>
          </table:table-cell>
          <table:table-cell office:value-type="string" calcext:value-type="string">
            <text:p>Δυτ. Θεσ/κης</text:p>
          </table:table-cell>
          <table:table-cell office:value-type="float" office:value="108559.415999997" calcext:value-type="float">
            <text:p>108559,415999997</text:p>
          </table:table-cell>
          <table:table-cell office:value-type="float" office:value="0" calcext:value-type="float">
            <text:p>0</text:p>
          </table:table-cell>
          <table:table-cell office:value-type="float" office:value="22.692" calcext:value-type="float">
            <text:p>22,692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HEDNO_biomhxanikoi_6031</text:p>
          </table:table-cell>
          <table:table-cell office:value-type="string" calcext:value-type="string">
            <text:p>Δυτ. Θεσ/κης</text:p>
          </table:table-cell>
          <table:table-cell office:value-type="float" office:value="213991.999999991" calcext:value-type="float">
            <text:p>213991,999999991</text:p>
          </table:table-cell>
          <table:table-cell office:value-type="float" office:value="0" calcext:value-type="float">
            <text:p>0</text:p>
          </table:table-cell>
          <table:table-cell office:value-type="float" office:value="6.984" calcext:value-type="float">
            <text:p>6,984</text:p>
          </table:table-cell>
          <table:table-cell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HEDNO_biomhxanikoi_6032</text:p>
          </table:table-cell>
          <table:table-cell office:value-type="string" calcext:value-type="string">
            <text:p>Δυτ. Θεσ/κης</text:p>
          </table:table-cell>
          <table:table-cell office:value-type="float" office:value="0.344" calcext:value-type="float">
            <text:p>0,344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,296</text:p>
          </table:table-cell>
          <table:table-cell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HEDNO_biomhxanikoi_6033</text:p>
          </table:table-cell>
          <table:table-cell office:value-type="string" calcext:value-type="string">
            <text:p>Δυτ. Θεσ/κης</text:p>
          </table:table-cell>
          <table:table-cell office:value-type="float" office:value="15649.8040000013" calcext:value-type="float">
            <text:p>15649,8040000013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,68</text:p>
          </table:table-cell>
          <table:table-cell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HEDNO_biomhxanikoi_6034</text:p>
          </table:table-cell>
          <table:table-cell office:value-type="string" calcext:value-type="string">
            <text:p>Αλιβερίου</text:p>
          </table:table-cell>
          <table:table-cell office:value-type="float" office:value="55142.0520000013" calcext:value-type="float">
            <text:p>55142,0520000013</text:p>
          </table:table-cell>
          <table:table-cell office:value-type="float" office:value="0" calcext:value-type="float">
            <text:p>0</text:p>
          </table:table-cell>
          <table:table-cell office:value-type="float" office:value="29.368" calcext:value-type="float">
            <text:p>29,368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HEDNO_biomhxanikoi_6035</text:p>
          </table:table-cell>
          <table:table-cell office:value-type="string" calcext:value-type="string">
            <text:p>Δυτ. Θεσ/κης</text:p>
          </table:table-cell>
          <table:table-cell office:value-type="float" office:value="13885.1880000002" calcext:value-type="float">
            <text:p>13885,1880000002</text:p>
          </table:table-cell>
          <table:table-cell office:value-type="float" office:value="0" calcext:value-type="float">
            <text:p>0</text:p>
          </table:table-cell>
          <table:table-cell office:value-type="float" office:value="4.596" calcext:value-type="float">
            <text:p>4,596</text:p>
          </table:table-cell>
          <table:table-cell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HEDNO_biomhxanikoi_6036</text:p>
          </table:table-cell>
          <table:table-cell office:value-type="string" calcext:value-type="string">
            <text:p>Κορωπίου</text:p>
          </table:table-cell>
          <table:table-cell office:value-type="float" office:value="20144.524" calcext:value-type="float">
            <text:p>20144,524</text:p>
          </table:table-cell>
          <table:table-cell office:value-type="float" office:value="0" calcext:value-type="float">
            <text:p>0</text:p>
          </table:table-cell>
          <table:table-cell office:value-type="float" office:value="7.604" calcext:value-type="float">
            <text:p>7,604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HEDNO_biomhxanikoi_6037</text:p>
          </table:table-cell>
          <table:table-cell office:value-type="string" calcext:value-type="string">
            <text:p>Δυτ. Θεσ/κης</text:p>
          </table:table-cell>
          <table:table-cell office:value-type="float" office:value="9421.4760000002" calcext:value-type="float">
            <text:p>9421,4760000002</text:p>
          </table:table-cell>
          <table:table-cell office:value-type="float" office:value="0" calcext:value-type="float">
            <text:p>0</text:p>
          </table:table-cell>
          <table:table-cell office:value-type="float" office:value="8.024" calcext:value-type="float">
            <text:p>8,024</text:p>
          </table:table-cell>
          <table:table-cell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HEDNO_biomhxanikoi_6038</text:p>
          </table:table-cell>
          <table:table-cell office:value-type="string" calcext:value-type="string">
            <text:p>Κορωπίου</text:p>
          </table:table-cell>
          <table:table-cell office:value-type="float" office:value="279087.300000004" calcext:value-type="float">
            <text:p>279087,300000004</text:p>
          </table:table-cell>
          <table:table-cell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HEDNO_biomhxanikoi_6039</text:p>
          </table:table-cell>
          <table:table-cell office:value-type="string" calcext:value-type="string">
            <text:p>Κ.Αχαϊας</text:p>
          </table:table-cell>
          <table:table-cell office:value-type="float" office:value="17616.9400000003" calcext:value-type="float">
            <text:p>17616,9400000003</text:p>
          </table:table-cell>
          <table:table-cell office:value-type="float" office:value="0" calcext:value-type="float">
            <text:p>0</text:p>
          </table:table-cell>
          <table:table-cell office:value-type="float" office:value="4.012" calcext:value-type="float">
            <text:p>4,012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HEDNO_biomhxanikoi_6040</text:p>
          </table:table-cell>
          <table:table-cell office:value-type="string" calcext:value-type="string">
            <text:p>Δυτ. Θεσ/κης</text:p>
          </table:table-cell>
          <table:table-cell office:value-type="float" office:value="43629.2800000008" calcext:value-type="float">
            <text:p>43629,2800000008</text:p>
          </table:table-cell>
          <table:table-cell office:value-type="float" office:value="0" calcext:value-type="float">
            <text:p>0</text:p>
          </table:table-cell>
          <table:table-cell office:value-type="float" office:value="19.944" calcext:value-type="float">
            <text:p>19,944</text:p>
          </table:table-cell>
          <table:table-cell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HEDNO_biomhxanikoi_6041</text:p>
          </table:table-cell>
          <table:table-cell office:value-type="string" calcext:value-type="string">
            <text:p>Περιστερίου</text:p>
          </table:table-cell>
          <table:table-cell office:value-type="float" office:value="143970.264" calcext:value-type="float">
            <text:p>143970,264</text:p>
          </table:table-cell>
          <table:table-cell office:value-type="float" office:value="0" calcext:value-type="float">
            <text:p>0</text:p>
          </table:table-cell>
          <table:table-cell office:value-type="float" office:value="15.936" calcext:value-type="float">
            <text:p>15,936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HEDNO_biomhxanikoi_6042</text:p>
          </table:table-cell>
          <table:table-cell office:value-type="string" calcext:value-type="string">
            <text:p>Πάτρας</text:p>
          </table:table-cell>
          <table:table-cell office:value-type="float" office:value="4704.17200000001" calcext:value-type="float">
            <text:p>4704,172</text:p>
          </table:table-cell>
          <table:table-cell office:value-type="float" office:value="0" calcext:value-type="float">
            <text:p>0</text:p>
          </table:table-cell>
          <table:table-cell office:value-type="float" office:value="6.076" calcext:value-type="float">
            <text:p>6,076</text:p>
          </table:table-cell>
          <table:table-cell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HEDNO_biomhxanikoi_6043</text:p>
          </table:table-cell>
          <table:table-cell office:value-type="string" calcext:value-type="string">
            <text:p>Λαυρίου</text:p>
          </table:table-cell>
          <table:table-cell office:value-type="float" office:value="23024.9639999996" calcext:value-type="float">
            <text:p>23024,963999999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,56</text:p>
          </table:table-cell>
          <table:table-cell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HEDNO_biomhxanikoi_6044</text:p>
          </table:table-cell>
          <table:table-cell office:value-type="string" calcext:value-type="string">
            <text:p>Δυτ. Θεσ/κης</text:p>
          </table:table-cell>
          <table:table-cell office:value-type="float" office:value="10770.1919999999" calcext:value-type="float">
            <text:p>10770,1919999999</text:p>
          </table:table-cell>
          <table:table-cell office:value-type="float" office:value="0" calcext:value-type="float">
            <text:p>0</text:p>
          </table:table-cell>
          <table:table-cell office:value-type="float" office:value="4.66" calcext:value-type="float">
            <text:p>4,66</text:p>
          </table:table-cell>
          <table:table-cell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HEDNO_biomhxanikoi_6045</text:p>
          </table:table-cell>
          <table:table-cell office:value-type="string" calcext:value-type="string">
            <text:p>Δυτ. Θεσ/κης</text:p>
          </table:table-cell>
          <table:table-cell office:value-type="float" office:value="38780.6279999999" calcext:value-type="float">
            <text:p>38780,6279999999</text:p>
          </table:table-cell>
          <table:table-cell office:value-type="float" office:value="0" calcext:value-type="float">
            <text:p>0</text:p>
          </table:table-cell>
          <table:table-cell office:value-type="float" office:value="11.656" calcext:value-type="float">
            <text:p>11,656</text:p>
          </table:table-cell>
          <table:table-cell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HEDNO_biomhxanikoi_6046</text:p>
          </table:table-cell>
          <table:table-cell office:value-type="string" calcext:value-type="string">
            <text:p>Δυτ. Θεσ/κης</text:p>
          </table:table-cell>
          <table:table-cell office:value-type="float" office:value="32241.0319999999" calcext:value-type="float">
            <text:p>32241,0319999999</text:p>
          </table:table-cell>
          <table:table-cell office:value-type="float" office:value="0" calcext:value-type="float">
            <text:p>0</text:p>
          </table:table-cell>
          <table:table-cell office:value-type="float" office:value="8.132" calcext:value-type="float">
            <text:p>8,132</text:p>
          </table:table-cell>
          <table:table-cell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HEDNO_biomhxanikoi_6047</text:p>
          </table:table-cell>
          <table:table-cell office:value-type="string" calcext:value-type="string">
            <text:p>Κορωπίου</text:p>
          </table:table-cell>
          <table:table-cell office:value-type="float" office:value="32867.828" calcext:value-type="float">
            <text:p>32867,828</text:p>
          </table:table-cell>
          <table:table-cell office:value-type="float" office:value="0" calcext:value-type="float">
            <text:p>0</text:p>
          </table:table-cell>
          <table:table-cell office:value-type="float" office:value="15.956" calcext:value-type="float">
            <text:p>15,956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HEDNO_biomhxanikoi_6048</text:p>
          </table:table-cell>
          <table:table-cell office:value-type="string" calcext:value-type="string">
            <text:p>Αιγάλεω</text:p>
          </table:table-cell>
          <table:table-cell office:value-type="float" office:value="63653.6040000027" calcext:value-type="float">
            <text:p>63653,6040000027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,34</text:p>
          </table:table-cell>
          <table:table-cell/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HEDNO_biomhxanikoi_6049</text:p>
          </table:table-cell>
          <table:table-cell office:value-type="string" calcext:value-type="string">
            <text:p>Δυτ. Θεσ/κης</text:p>
          </table:table-cell>
          <table:table-cell office:value-type="float" office:value="541681.616000007" calcext:value-type="float">
            <text:p>541681,616000007</text:p>
          </table:table-cell>
          <table:table-cell office:value-type="float" office:value="0" calcext:value-type="float">
            <text:p>0</text:p>
          </table:table-cell>
          <table:table-cell office:value-type="float" office:value="43.568" calcext:value-type="float">
            <text:p>43,568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HEDNO_biomhxanikoi_6050</text:p>
          </table:table-cell>
          <table:table-cell office:value-type="string" calcext:value-type="string">
            <text:p>Δυτ. Θεσ/κης</text:p>
          </table:table-cell>
          <table:table-cell office:value-type="float" office:value="13717.4839999993" calcext:value-type="float">
            <text:p>13717,4839999993</text:p>
          </table:table-cell>
          <table:table-cell office:value-type="float" office:value="0" calcext:value-type="float">
            <text:p>0</text:p>
          </table:table-cell>
          <table:table-cell office:value-type="float" office:value="3.472" calcext:value-type="float">
            <text:p>3,472</text:p>
          </table:table-cell>
          <table:table-cell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HEDNO_biomhxanikoi_MV_7001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314567.040000032" calcext:value-type="float">
            <text:p>314567,040000032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,8</text:p>
          </table:table-cell>
          <table:table-cell/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HEDNO_biomhxanikoi_MV_7002</text:p>
          </table:table-cell>
          <table:table-cell office:value-type="string" calcext:value-type="string">
            <text:p>Δυτ. Θεσ/κης</text:p>
          </table:table-cell>
          <table:table-cell office:value-type="float" office:value="38445.7999999997" calcext:value-type="float">
            <text:p>38445,79999999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HEDNO_biomhxanikoi_MV_7003</text:p>
          </table:table-cell>
          <table:table-cell office:value-type="string" calcext:value-type="string">
            <text:p>Κιλκίς</text:p>
          </table:table-cell>
          <table:table-cell office:value-type="float" office:value="6532005.60000002" calcext:value-type="float">
            <text:p>6532005,60000002</text:p>
          </table:table-cell>
          <table:table-cell office:value-type="float" office:value="0" calcext:value-type="float">
            <text:p>0</text:p>
          </table:table-cell>
          <table:table-cell office:value-type="float" office:value="477.6" calcext:value-type="float">
            <text:p>477,6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HEDNO_biomhxanikoi_MV_7004</text:p>
          </table:table-cell>
          <table:table-cell office:value-type="string" calcext:value-type="string">
            <text:p>Βόλου</text:p>
          </table:table-cell>
          <table:table-cell office:value-type="float" office:value="567204.000000023" calcext:value-type="float">
            <text:p>567204,000000023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HEDNO_biomhxanikoi_MV_7005</text:p>
          </table:table-cell>
          <table:table-cell office:value-type="string" calcext:value-type="string">
            <text:p>Βόλου</text:p>
          </table:table-cell>
          <table:table-cell office:value-type="float" office:value="1260329.6" calcext:value-type="float">
            <text:p>1260329,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HEDNO_biomhxanikoi_MV_7006</text:p>
          </table:table-cell>
          <table:table-cell office:value-type="string" calcext:value-type="string">
            <text:p>Βόλου</text:p>
          </table:table-cell>
          <table:table-cell office:value-type="float" office:value="3941788.79999989" calcext:value-type="float">
            <text:p>3941788,79999989</text:p>
          </table:table-cell>
          <table:table-cell office:value-type="float" office:value="0" calcext:value-type="float">
            <text:p>0</text:p>
          </table:table-cell>
          <table:table-cell office:value-type="float" office:value="217.44" calcext:value-type="float">
            <text:p>217,44</text:p>
          </table:table-cell>
          <table:table-cell/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HEDNO_biomhxanikoi_MV_7007</text:p>
          </table:table-cell>
          <table:table-cell office:value-type="string" calcext:value-type="string">
            <text:p>Βόλου</text:p>
          </table:table-cell>
          <table:table-cell office:value-type="float" office:value="504437.199999971" calcext:value-type="float">
            <text:p>504437,199999971</text:p>
          </table:table-cell>
          <table:table-cell office:value-type="float" office:value="0" calcext:value-type="float">
            <text:p>0</text:p>
          </table:table-cell>
          <table:table-cell office:value-type="float" office:value="402.8" calcext:value-type="float">
            <text:p>402,8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HEDNO_biomhxanikoi_MV_7008</text:p>
          </table:table-cell>
          <table:table-cell office:value-type="string" calcext:value-type="string">
            <text:p>Δυτ. Θεσ/κης</text:p>
          </table:table-cell>
          <table:table-cell office:value-type="float" office:value="1778539.60000004" calcext:value-type="float">
            <text:p>1778539,60000004</text:p>
          </table:table-cell>
          <table:table-cell office:value-type="float" office:value="0" calcext:value-type="float">
            <text:p>0</text:p>
          </table:table-cell>
          <table:table-cell office:value-type="float" office:value="158.8" calcext:value-type="float">
            <text:p>158,8</text:p>
          </table:table-cell>
          <table:table-cell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HEDNO_biomhxanikoi_MV_7009</text:p>
          </table:table-cell>
          <table:table-cell office:value-type="string" calcext:value-type="string">
            <text:p>Κιλκίς</text:p>
          </table:table-cell>
          <table:table-cell office:value-type="float" office:value="28441.1999999985" calcext:value-type="float">
            <text:p>28441,1999999985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,06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HEDNO_biomhxanikoi_MV_7010</text:p>
          </table:table-cell>
          <table:table-cell office:value-type="string" calcext:value-type="string">
            <text:p>Δυτ. Θεσ/κης</text:p>
          </table:table-cell>
          <table:table-cell office:value-type="float" office:value="4124975.99999999" calcext:value-type="float">
            <text:p>4124975,99999999</text:p>
          </table:table-cell>
          <table:table-cell office:value-type="float" office:value="0" calcext:value-type="float">
            <text:p>0</text:p>
          </table:table-cell>
          <table:table-cell office:value-type="float" office:value="212.2" calcext:value-type="float">
            <text:p>212,2</text:p>
          </table:table-cell>
          <table:table-cell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HEDNO_biomhxanikoi_MV_7011</text:p>
          </table:table-cell>
          <table:table-cell office:value-type="string" calcext:value-type="string">
            <text:p>Δυτ. Θεσ/κης</text:p>
          </table:table-cell>
          <table:table-cell office:value-type="float" office:value="3932211.4" calcext:value-type="float">
            <text:p>3932211,4</text:p>
          </table:table-cell>
          <table:table-cell office:value-type="float" office:value="0" calcext:value-type="float">
            <text:p>0</text:p>
          </table:table-cell>
          <table:table-cell office:value-type="float" office:value="218.6" calcext:value-type="float">
            <text:p>218,6</text:p>
          </table:table-cell>
          <table:table-cell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HEDNO_biomhxanikoi_MV_7012</text:p>
          </table:table-cell>
          <table:table-cell office:value-type="string" calcext:value-type="string">
            <text:p>Δυτ. Θεσ/κης</text:p>
          </table:table-cell>
          <table:table-cell office:value-type="float" office:value="33782.6399999945" calcext:value-type="float">
            <text:p>33782,6399999945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HEDNO_biomhxanikoi_MV_7013</text:p>
          </table:table-cell>
          <table:table-cell office:value-type="string" calcext:value-type="string">
            <text:p>Κιλκίς</text:p>
          </table:table-cell>
          <table:table-cell office:value-type="float" office:value="509567.68" calcext:value-type="float">
            <text:p>509567,68</text:p>
          </table:table-cell>
          <table:table-cell office:value-type="float" office:value="0" calcext:value-type="float">
            <text:p>0</text:p>
          </table:table-cell>
          <table:table-cell office:value-type="float" office:value="36.08" calcext:value-type="float">
            <text:p>36,08</text:p>
          </table:table-cell>
          <table:table-cell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HEDNO_biomhxanikoi_MV_7014</text:p>
          </table:table-cell>
          <table:table-cell office:value-type="string" calcext:value-type="string">
            <text:p>Κιλκίς</text:p>
          </table:table-cell>
          <table:table-cell office:value-type="float" office:value="1106067.20000001" calcext:value-type="float">
            <text:p>1106067,20000001</text:p>
          </table:table-cell>
          <table:table-cell office:value-type="float" office:value="0" calcext:value-type="float">
            <text:p>0</text:p>
          </table:table-cell>
          <table:table-cell office:value-type="float" office:value="81.92" calcext:value-type="float">
            <text:p>81,92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HEDNO_biomhxanikoi_MV_7015</text:p>
          </table:table-cell>
          <table:table-cell office:value-type="string" calcext:value-type="string">
            <text:p>Κιλκίς</text:p>
          </table:table-cell>
          <table:table-cell office:value-type="float" office:value="99537.2000000106" calcext:value-type="float">
            <text:p>99537,2000000106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/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HEDNO_biomhxanikoi_MV_7016</text:p>
          </table:table-cell>
          <table:table-cell office:value-type="string" calcext:value-type="string">
            <text:p>Κιλκίς</text:p>
          </table:table-cell>
          <table:table-cell office:value-type="float" office:value="2398729.20000004" calcext:value-type="float">
            <text:p>2398729,20000004</text:p>
          </table:table-cell>
          <table:table-cell office:value-type="float" office:value="0" calcext:value-type="float">
            <text:p>0</text:p>
          </table:table-cell>
          <table:table-cell office:value-type="float" office:value="174.8" calcext:value-type="float">
            <text:p>174,8</text:p>
          </table:table-cell>
          <table:table-cell/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HEDNO_biomhxanikoi_MV_7017</text:p>
          </table:table-cell>
          <table:table-cell office:value-type="string" calcext:value-type="string">
            <text:p>Κιλκίς</text:p>
          </table:table-cell>
          <table:table-cell office:value-type="float" office:value="583997.279999946" calcext:value-type="float">
            <text:p>583997,279999946</text:p>
          </table:table-cell>
          <table:table-cell office:value-type="float" office:value="0" calcext:value-type="float">
            <text:p>0</text:p>
          </table:table-cell>
          <table:table-cell office:value-type="float" office:value="117.6" calcext:value-type="float">
            <text:p>117,6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HEDNO_biomhxanikoi_MV_7018</text:p>
          </table:table-cell>
          <table:table-cell office:value-type="string" calcext:value-type="string">
            <text:p>Κιλκίς</text:p>
          </table:table-cell>
          <table:table-cell office:value-type="float" office:value="19063.0399999959" calcext:value-type="float">
            <text:p>19063,0399999959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,76</text:p>
          </table:table-cell>
          <table:table-cell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HEDNO_biomhxanikoi_MV_7019</text:p>
          </table:table-cell>
          <table:table-cell office:value-type="string" calcext:value-type="string">
            <text:p>Κιλκίς</text:p>
          </table:table-cell>
          <table:table-cell office:value-type="float" office:value="2946657.11999997" calcext:value-type="float">
            <text:p>2946657,11999997</text:p>
          </table:table-cell>
          <table:table-cell office:value-type="float" office:value="0" calcext:value-type="float">
            <text:p>0</text:p>
          </table:table-cell>
          <table:table-cell office:value-type="float" office:value="195.72" calcext:value-type="float">
            <text:p>195,72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HEDNO_biomhxanikoi_MV_7020</text:p>
          </table:table-cell>
          <table:table-cell office:value-type="string" calcext:value-type="string">
            <text:p>Κεντρ. Θεσ/κης</text:p>
          </table:table-cell>
          <table:table-cell office:value-type="float" office:value="86473.6000000053" calcext:value-type="float">
            <text:p>86473,6000000053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,76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HEDNO_biomhxanikoi_MV_7021</text:p>
          </table:table-cell>
          <table:table-cell office:value-type="string" calcext:value-type="string">
            <text:p>Δυτ. Θεσ/κης</text:p>
          </table:table-cell>
          <table:table-cell office:value-type="float" office:value="2027613.2" calcext:value-type="float">
            <text:p>2027613,2</text:p>
          </table:table-cell>
          <table:table-cell office:value-type="float" office:value="0" calcext:value-type="float">
            <text:p>0</text:p>
          </table:table-cell>
          <table:table-cell office:value-type="float" office:value="333.6" calcext:value-type="float">
            <text:p>333,6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HEDNO_biomhxanikoi_MV_7022</text:p>
          </table:table-cell>
          <table:table-cell office:value-type="string" calcext:value-type="string">
            <text:p>Αρναίας</text:p>
          </table:table-cell>
          <table:table-cell office:value-type="float" office:value="55969.4399999901" calcext:value-type="float">
            <text:p>55969,4399999901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,44</text:p>
          </table:table-cell>
          <table:table-cell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HEDNO_biomhxanikoi_MV_7023</text:p>
          </table:table-cell>
          <table:table-cell office:value-type="string" calcext:value-type="string">
            <text:p>Κιλκίς</text:p>
          </table:table-cell>
          <table:table-cell office:value-type="float" office:value="68199.9199999968" calcext:value-type="float">
            <text:p>68199,9199999968</text:p>
          </table:table-cell>
          <table:table-cell office:value-type="float" office:value="0" calcext:value-type="float">
            <text:p>0</text:p>
          </table:table-cell>
          <table:table-cell office:value-type="float" office:value="28.24" calcext:value-type="float">
            <text:p>28,24</text:p>
          </table:table-cell>
          <table:table-cell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HEDNO_biomhxanikoi_MV_7024</text:p>
          </table:table-cell>
          <table:table-cell office:value-type="string" calcext:value-type="string">
            <text:p>Βόλου</text:p>
          </table:table-cell>
          <table:table-cell office:value-type="float" office:value="28947073.2000001" calcext:value-type="float">
            <text:p>28947073,2000001</text:p>
          </table:table-cell>
          <table:table-cell office:value-type="float" office:value="0" calcext:value-type="float">
            <text:p>0</text:p>
          </table:table-cell>
          <table:table-cell office:value-type="float" office:value="2414.4" calcext:value-type="float">
            <text:p>2414,4</text:p>
          </table:table-cell>
          <table:table-cell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HEDNO_biomhxanikoi_MV_7025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2102346.54" calcext:value-type="float">
            <text:p>2102346,54</text:p>
          </table:table-cell>
          <table:table-cell office:value-type="float" office:value="0" calcext:value-type="float">
            <text:p>0</text:p>
          </table:table-cell>
          <table:table-cell office:value-type="float" office:value="134.31" calcext:value-type="float">
            <text:p>134,31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HEDNO_biomhxanikoi_MV_7026</text:p>
          </table:table-cell>
          <table:table-cell office:value-type="string" calcext:value-type="string">
            <text:p>Βόλου</text:p>
          </table:table-cell>
          <table:table-cell office:value-type="float" office:value="3825030.70000002" calcext:value-type="float">
            <text:p>3825030,70000002</text:p>
          </table:table-cell>
          <table:table-cell office:value-type="float" office:value="0" calcext:value-type="float">
            <text:p>0</text:p>
          </table:table-cell>
          <table:table-cell office:value-type="float" office:value="201.75" calcext:value-type="float">
            <text:p>201,75</text:p>
          </table:table-cell>
          <table:table-cell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HEDNO_biomhxanikoi_MV_7027</text:p>
          </table:table-cell>
          <table:table-cell office:value-type="string" calcext:value-type="string">
            <text:p>Βόλου</text:p>
          </table:table-cell>
          <table:table-cell office:value-type="float" office:value="62936.4799999984" calcext:value-type="float">
            <text:p>62936,479999998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HEDNO_biomhxanikoi_MV_7028</text:p>
          </table:table-cell>
          <table:table-cell office:value-type="string" calcext:value-type="string">
            <text:p>Βόλου</text:p>
          </table:table-cell>
          <table:table-cell office:value-type="float" office:value="9040.80000000063" calcext:value-type="float">
            <text:p>9040,8000000006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HEDNO_biomhxanikoi_MV_7029</text:p>
          </table:table-cell>
          <table:table-cell office:value-type="string" calcext:value-type="string">
            <text:p>Βόλου</text:p>
          </table:table-cell>
          <table:table-cell office:value-type="float" office:value="548987.52" calcext:value-type="float">
            <text:p>548987,52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,72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HEDNO_biomhxanikoi_MV_7030</text:p>
          </table:table-cell>
          <table:table-cell office:value-type="string" calcext:value-type="string">
            <text:p>Πάτρας</text:p>
          </table:table-cell>
          <table:table-cell office:value-type="float" office:value="1746266.4" calcext:value-type="float">
            <text:p>1746266,4</text:p>
          </table:table-cell>
          <table:table-cell office:value-type="float" office:value="0" calcext:value-type="float">
            <text:p>0</text:p>
          </table:table-cell>
          <table:table-cell office:value-type="float" office:value="133.8" calcext:value-type="float">
            <text:p>133,8</text:p>
          </table:table-cell>
          <table:table-cell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HEDNO_biomhxanikoi_MV_7031</text:p>
          </table:table-cell>
          <table:table-cell office:value-type="string" calcext:value-type="string">
            <text:p>Πάτρας</text:p>
          </table:table-cell>
          <table:table-cell office:value-type="float" office:value="19965150" calcext:value-type="float">
            <text:p>1996515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HEDNO_biomhxanikoi_MV_7032</text:p>
          </table:table-cell>
          <table:table-cell office:value-type="string" calcext:value-type="string">
            <text:p>Πάτρας</text:p>
          </table:table-cell>
          <table:table-cell office:value-type="float" office:value="1305916" calcext:value-type="float">
            <text:p>1305916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,5</text:p>
          </table:table-cell>
          <table:table-cell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HEDNO_biomhxanikoi_MV_7033</text:p>
          </table:table-cell>
          <table:table-cell office:value-type="string" calcext:value-type="string">
            <text:p>Πάτρας</text:p>
          </table:table-cell>
          <table:table-cell office:value-type="float" office:value="9686797.5" calcext:value-type="float">
            <text:p>9686797,5</text:p>
          </table:table-cell>
          <table:table-cell office:value-type="float" office:value="0" calcext:value-type="float">
            <text:p>0</text:p>
          </table:table-cell>
          <table:table-cell office:value-type="float" office:value="442.5" calcext:value-type="float">
            <text:p>442,5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HEDNO_biomhxanikoi_MV_7034</text:p>
          </table:table-cell>
          <table:table-cell office:value-type="string" calcext:value-type="string">
            <text:p>Πάτρας</text:p>
          </table:table-cell>
          <table:table-cell office:value-type="float" office:value="2260039.00000004" calcext:value-type="float">
            <text:p>2260039,00000004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HEDNO_biomhxanikoi_MV_7035</text:p>
          </table:table-cell>
          <table:table-cell office:value-type="string" calcext:value-type="string">
            <text:p>Πάτρας</text:p>
          </table:table-cell>
          <table:table-cell office:value-type="float" office:value="12462226" calcext:value-type="float">
            <text:p>1246222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HEDNO_biomhxanikoi_MV_7036</text:p>
          </table:table-cell>
          <table:table-cell office:value-type="string" calcext:value-type="string">
            <text:p>Πάτρας</text:p>
          </table:table-cell>
          <table:table-cell office:value-type="float" office:value="149139.600000009" calcext:value-type="float">
            <text:p>149139,600000009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,8</text:p>
          </table:table-cell>
          <table:table-cell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HEDNO_biomhxanikoi_MV_7037</text:p>
          </table:table-cell>
          <table:table-cell office:value-type="string" calcext:value-type="string">
            <text:p>Πάτρας</text:p>
          </table:table-cell>
          <table:table-cell office:value-type="float" office:value="235771" calcext:value-type="float">
            <text:p>23577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HEDNO_biomhxanikoi_MV_7038</text:p>
          </table:table-cell>
          <table:table-cell office:value-type="string" calcext:value-type="string">
            <text:p>Πάτρας</text:p>
          </table:table-cell>
          <table:table-cell office:value-type="float" office:value="14760.2000000012" calcext:value-type="float">
            <text:p>14760,200000001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HEDNO_biomhxanikoi_MV_7039</text:p>
          </table:table-cell>
          <table:table-cell office:value-type="string" calcext:value-type="string">
            <text:p>Πάτρας</text:p>
          </table:table-cell>
          <table:table-cell office:value-type="float" office:value="617037.000000016" calcext:value-type="float">
            <text:p>617037,000000016</text:p>
          </table:table-cell>
          <table:table-cell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HEDNO_biomhxanikoi_MV_7040</text:p>
          </table:table-cell>
          <table:table-cell office:value-type="string" calcext:value-type="string">
            <text:p>Βόλου</text:p>
          </table:table-cell>
          <table:table-cell office:value-type="float" office:value="40325.9200000001" calcext:value-type="float">
            <text:p>40325,9200000001</text:p>
          </table:table-cell>
          <table:table-cell office:value-type="float" office:value="0" calcext:value-type="float">
            <text:p>0</text:p>
          </table:table-cell>
          <table:table-cell office:value-type="float" office:value="20.88" calcext:value-type="float">
            <text:p>20,88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HEDNO_biomhxanikoi_MV_7041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78742.2000000151" calcext:value-type="float">
            <text:p>78742,200000015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,4</text:p>
          </table:table-cell>
          <table:table-cell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HEDNO_biomhxanikoi_MV_7042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601058.3" calcext:value-type="float">
            <text:p>601058,3</text:p>
          </table:table-cell>
          <table:table-cell office:value-type="float" office:value="0" calcext:value-type="float">
            <text:p>0</text:p>
          </table:table-cell>
          <table:table-cell office:value-type="float" office:value="62.08" calcext:value-type="float">
            <text:p>62,08</text:p>
          </table:table-cell>
          <table:table-cell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HEDNO_biomhxanikoi_MV_7043</text:p>
          </table:table-cell>
          <table:table-cell office:value-type="string" calcext:value-type="string">
            <text:p>Πάτρας</text:p>
          </table:table-cell>
          <table:table-cell office:value-type="float" office:value="19940469" calcext:value-type="float">
            <text:p>19940469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HEDNO_biomhxanikoi_MV_7044</text:p>
          </table:table-cell>
          <table:table-cell office:value-type="string" calcext:value-type="string">
            <text:p>Κεντρ. Θεσ/κης</text:p>
          </table:table-cell>
          <table:table-cell office:value-type="float" office:value="198956.52" calcext:value-type="float">
            <text:p>198956,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HEDNO_biomhxanikoi_MV_7045</text:p>
          </table:table-cell>
          <table:table-cell office:value-type="string" calcext:value-type="string">
            <text:p>Δυτ. Θεσ/κης</text:p>
          </table:table-cell>
          <table:table-cell office:value-type="float" office:value="225992.239999994" calcext:value-type="float">
            <text:p>225992,239999994</text:p>
          </table:table-cell>
          <table:table-cell office:value-type="float" office:value="0" calcext:value-type="float">
            <text:p>0</text:p>
          </table:table-cell>
          <table:table-cell office:value-type="float" office:value="65.12" calcext:value-type="float">
            <text:p>65,12</text:p>
          </table:table-cell>
          <table:table-cell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HEDNO_biomhxanikoi_MV_7046</text:p>
          </table:table-cell>
          <table:table-cell office:value-type="string" calcext:value-type="string">
            <text:p>Βόλου</text:p>
          </table:table-cell>
          <table:table-cell office:value-type="float" office:value="3556472.49999997" calcext:value-type="float">
            <text:p>3556472,49999997</text:p>
          </table:table-cell>
          <table:table-cell office:value-type="float" office:value="0" calcext:value-type="float">
            <text:p>0</text:p>
          </table:table-cell>
          <table:table-cell office:value-type="float" office:value="303.7" calcext:value-type="float">
            <text:p>303,7</text:p>
          </table:table-cell>
          <table:table-cell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HEDNO_biomhxanikoi_MV_7047</text:p>
          </table:table-cell>
          <table:table-cell office:value-type="string" calcext:value-type="string">
            <text:p>Βόλου</text:p>
          </table:table-cell>
          <table:table-cell office:value-type="float" office:value="139462.399999998" calcext:value-type="float">
            <text:p>139462,399999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HEDNO_biomhxanikoi_MV_7048</text:p>
          </table:table-cell>
          <table:table-cell office:value-type="string" calcext:value-type="string">
            <text:p>Κιλκίς</text:p>
          </table:table-cell>
          <table:table-cell office:value-type="float" office:value="1194649.80000003" calcext:value-type="float">
            <text:p>1194649,80000003</text:p>
          </table:table-cell>
          <table:table-cell office:value-type="float" office:value="0" calcext:value-type="float">
            <text:p>0</text:p>
          </table:table-cell>
          <table:table-cell office:value-type="float" office:value="114.84" calcext:value-type="float">
            <text:p>114,84</text:p>
          </table:table-cell>
          <table:table-cell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HEDNO_biomhxanikoi_MV_7049</text:p>
          </table:table-cell>
          <table:table-cell office:value-type="string" calcext:value-type="string">
            <text:p>Πάτρας</text:p>
          </table:table-cell>
          <table:table-cell office:value-type="float" office:value="178558.800000002" calcext:value-type="float">
            <text:p>178558,80000000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,3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HEDNO_biomhxanikoi_MV_7050</text:p>
          </table:table-cell>
          <table:table-cell office:value-type="string" calcext:value-type="string">
            <text:p>Δυτ. Θεσ/κης</text:p>
          </table:table-cell>
          <table:table-cell office:value-type="float" office:value="222432.200000001" calcext:value-type="float">
            <text:p>222432,200000001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HEDNO_epaggelmatikoi_8001</text:p>
          </table:table-cell>
          <table:table-cell office:value-type="string" calcext:value-type="string">
            <text:p>Δυτ. Θεσ/κης</text:p>
          </table:table-cell>
          <table:table-cell office:value-type="float" office:value="104005.919999996" calcext:value-type="float">
            <text:p>104005,919999996</text:p>
          </table:table-cell>
          <table:table-cell office:value-type="float" office:value="0" calcext:value-type="float">
            <text:p>0</text:p>
          </table:table-cell>
          <table:table-cell office:value-type="float" office:value="33.872" calcext:value-type="float">
            <text:p>33,872</text:p>
          </table:table-cell>
          <table:table-cell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HEDNO_epaggelmatikoi_8002</text:p>
          </table:table-cell>
          <table:table-cell office:value-type="string" calcext:value-type="string">
            <text:p>Κορωπίου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HEDNO_epaggelmatikoi_8003</text:p>
          </table:table-cell>
          <table:table-cell office:value-type="string" calcext:value-type="string">
            <text:p>Καβάλας</text:p>
          </table:table-cell>
          <table:table-cell office:value-type="float" office:value="157844.096000001" calcext:value-type="float">
            <text:p>157844,096000001</text:p>
          </table:table-cell>
          <table:table-cell office:value-type="float" office:value="0" calcext:value-type="float">
            <text:p>0</text:p>
          </table:table-cell>
          <table:table-cell office:value-type="float" office:value="23.072" calcext:value-type="float">
            <text:p>23,072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HEDNO_epaggelmatikoi_8004</text:p>
          </table:table-cell>
          <table:table-cell office:value-type="string" calcext:value-type="string">
            <text:p>Ν.Ιωνι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HEDNO_epaggelmatikoi_8005</text:p>
          </table:table-cell>
          <table:table-cell office:value-type="string" calcext:value-type="string">
            <text:p>Βόλου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HEDNO_epaggelmatikoi_8006</text:p>
          </table:table-cell>
          <table:table-cell office:value-type="string" calcext:value-type="string">
            <text:p>Δυτ. Θεσ/κης</text:p>
          </table:table-cell>
          <table:table-cell office:value-type="float" office:value="70974.48" calcext:value-type="float">
            <text:p>70974,48</text:p>
          </table:table-cell>
          <table:table-cell office:value-type="float" office:value="0" calcext:value-type="float">
            <text:p>0</text:p>
          </table:table-cell>
          <table:table-cell office:value-type="float" office:value="8.056" calcext:value-type="float">
            <text:p>8,056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HEDNO_epaggelmatikoi_8007</text:p>
          </table:table-cell>
          <table:table-cell office:value-type="string" calcext:value-type="string">
            <text:p>Κορωπίου</text:p>
          </table:table-cell>
          <table:table-cell office:value-type="float" office:value="61666.6800000023" calcext:value-type="float">
            <text:p>61666,6800000023</text:p>
          </table:table-cell>
          <table:table-cell office:value-type="float" office:value="0" calcext:value-type="float">
            <text:p>0</text:p>
          </table:table-cell>
          <table:table-cell office:value-type="float" office:value="9.724" calcext:value-type="float">
            <text:p>9,724</text:p>
          </table:table-cell>
          <table:table-cell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HEDNO_epaggelmatikoi_8008</text:p>
          </table:table-cell>
          <table:table-cell office:value-type="string" calcext:value-type="string">
            <text:p>Κορωπίου</text:p>
          </table:table-cell>
          <table:table-cell office:value-type="float" office:value="153607.016" calcext:value-type="float">
            <text:p>153607,016</text:p>
          </table:table-cell>
          <table:table-cell office:value-type="float" office:value="0" calcext:value-type="float">
            <text:p>0</text:p>
          </table:table-cell>
          <table:table-cell office:value-type="float" office:value="29.272" calcext:value-type="float">
            <text:p>29,272</text:p>
          </table:table-cell>
          <table:table-cell/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HEDNO_epaggelmatikoi_8009</text:p>
          </table:table-cell>
          <table:table-cell office:value-type="string" calcext:value-type="string">
            <text:p>Κορωπίου</text:p>
          </table:table-cell>
          <table:table-cell office:value-type="float" office:value="3605.21000000234" calcext:value-type="float">
            <text:p>3605,2100000023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,05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HEDNO_epaggelmatikoi_8010</text:p>
          </table:table-cell>
          <table:table-cell office:value-type="string" calcext:value-type="string">
            <text:p>Πάτρας</text:p>
          </table:table-cell>
          <table:table-cell office:value-type="float" office:value="88957.6120000013" calcext:value-type="float">
            <text:p>88957,6120000013</text:p>
          </table:table-cell>
          <table:table-cell office:value-type="float" office:value="0" calcext:value-type="float">
            <text:p>0</text:p>
          </table:table-cell>
          <table:table-cell office:value-type="float" office:value="24.972" calcext:value-type="float">
            <text:p>24,972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HEDNO_epaggelmatikoi_8011</text:p>
          </table:table-cell>
          <table:table-cell office:value-type="string" calcext:value-type="string">
            <text:p>Πάτρας</text:p>
          </table:table-cell>
          <table:table-cell office:value-type="float" office:value="61221.6360000001" calcext:value-type="float">
            <text:p>61221,6360000001</text:p>
          </table:table-cell>
          <table:table-cell office:value-type="float" office:value="0" calcext:value-type="float">
            <text:p>0</text:p>
          </table:table-cell>
          <table:table-cell office:value-type="float" office:value="29.608" calcext:value-type="float">
            <text:p>29,608</text:p>
          </table:table-cell>
          <table:table-cell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HEDNO_epaggelmatikoi_8012</text:p>
          </table:table-cell>
          <table:table-cell office:value-type="string" calcext:value-type="string">
            <text:p>Δυτ. Θεσ/κης</text:p>
          </table:table-cell>
          <table:table-cell office:value-type="float" office:value="291810.336000001" calcext:value-type="float">
            <text:p>291810,336000001</text:p>
          </table:table-cell>
          <table:table-cell office:value-type="float" office:value="0" calcext:value-type="float">
            <text:p>0</text:p>
          </table:table-cell>
          <table:table-cell office:value-type="float" office:value="19.048" calcext:value-type="float">
            <text:p>19,048</text:p>
          </table:table-cell>
          <table:table-cell/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HEDNO_epaggelmatikoi_8013</text:p>
          </table:table-cell>
          <table:table-cell office:value-type="string" calcext:value-type="string">
            <text:p>Ανατ. Θεσ/κης</text:p>
          </table:table-cell>
          <table:table-cell office:value-type="float" office:value="59526.192" calcext:value-type="float">
            <text:p>59526,192</text:p>
          </table:table-cell>
          <table:table-cell office:value-type="float" office:value="0" calcext:value-type="float">
            <text:p>0</text:p>
          </table:table-cell>
          <table:table-cell office:value-type="float" office:value="5.624" calcext:value-type="float">
            <text:p>5,624</text:p>
          </table:table-cell>
          <table:table-cell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HEDNO_epaggelmatikoi_8014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HEDNO_epaggelmatikoi_8015</text:p>
          </table:table-cell>
          <table:table-cell office:value-type="string" calcext:value-type="string">
            <text:p>Καλλιθέας</text:p>
          </table:table-cell>
          <table:table-cell office:value-type="float" office:value="76151.2639999993" calcext:value-type="float">
            <text:p>76151,2639999993</text:p>
          </table:table-cell>
          <table:table-cell office:value-type="float" office:value="0" calcext:value-type="float">
            <text:p>0</text:p>
          </table:table-cell>
          <table:table-cell office:value-type="float" office:value="12.748" calcext:value-type="float">
            <text:p>12,748</text:p>
          </table:table-cell>
          <table:table-cell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HEDNO_epaggelmatikoi_8016</text:p>
          </table:table-cell>
          <table:table-cell office:value-type="string" calcext:value-type="string">
            <text:p>Αιγάλεω</text:p>
          </table:table-cell>
          <table:table-cell office:value-type="float" office:value="219798.848000002" calcext:value-type="float">
            <text:p>219798,848000002</text:p>
          </table:table-cell>
          <table:table-cell office:value-type="float" office:value="0" calcext:value-type="float">
            <text:p>0</text:p>
          </table:table-cell>
          <table:table-cell office:value-type="float" office:value="34.032" calcext:value-type="float">
            <text:p>34,032</text:p>
          </table:table-cell>
          <table:table-cell/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HEDNO_epaggelmatikoi_8017</text:p>
          </table:table-cell>
          <table:table-cell office:value-type="string" calcext:value-type="string">
            <text:p>Ανατ. Θεσ/κης</text:p>
          </table:table-cell>
          <table:table-cell office:value-type="float" office:value="44843.8360000003" calcext:value-type="float">
            <text:p>44843,8360000003</text:p>
          </table:table-cell>
          <table:table-cell office:value-type="float" office:value="0" calcext:value-type="float">
            <text:p>0</text:p>
          </table:table-cell>
          <table:table-cell office:value-type="float" office:value="9.008" calcext:value-type="float">
            <text:p>9,008</text:p>
          </table:table-cell>
          <table:table-cell/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HEDNO_epaggelmatikoi_8018</text:p>
          </table:table-cell>
          <table:table-cell office:value-type="string" calcext:value-type="string">
            <text:p>Κορωπίου</text:p>
          </table:table-cell>
          <table:table-cell office:value-type="float" office:value="241086.672000001" calcext:value-type="float">
            <text:p>241086,672000001</text:p>
          </table:table-cell>
          <table:table-cell office:value-type="float" office:value="0" calcext:value-type="float">
            <text:p>0</text:p>
          </table:table-cell>
          <table:table-cell office:value-type="float" office:value="37.632" calcext:value-type="float">
            <text:p>37,632</text:p>
          </table:table-cell>
          <table:table-cell/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HEDNO_epaggelmatikoi_8019</text:p>
          </table:table-cell>
          <table:table-cell office:value-type="string" calcext:value-type="string">
            <text:p>Ανατ. Θεσ/κης</text:p>
          </table:table-cell>
          <table:table-cell office:value-type="float" office:value="250112.219999998" calcext:value-type="float">
            <text:p>250112,219999998</text:p>
          </table:table-cell>
          <table:table-cell office:value-type="float" office:value="0" calcext:value-type="float">
            <text:p>0</text:p>
          </table:table-cell>
          <table:table-cell office:value-type="float" office:value="28.616" calcext:value-type="float">
            <text:p>28,616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HEDNO_epaggelmatikoi_8020</text:p>
          </table:table-cell>
          <table:table-cell office:value-type="string" calcext:value-type="string">
            <text:p>Πάτρας</text:p>
          </table:table-cell>
          <table:table-cell office:value-type="float" office:value="103637.056" calcext:value-type="float">
            <text:p>103637,056</text:p>
          </table:table-cell>
          <table:table-cell office:value-type="float" office:value="0" calcext:value-type="float">
            <text:p>0</text:p>
          </table:table-cell>
          <table:table-cell office:value-type="float" office:value="9.472" calcext:value-type="float">
            <text:p>9,472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HEDNO_epaggelmatikoi_8021</text:p>
          </table:table-cell>
          <table:table-cell office:value-type="string" calcext:value-type="string">
            <text:p>Πάτρας</text:p>
          </table:table-cell>
          <table:table-cell office:value-type="float" office:value="6701.784" calcext:value-type="float">
            <text:p>6701,784</text:p>
          </table:table-cell>
          <table:table-cell office:value-type="float" office:value="0" calcext:value-type="float">
            <text:p>0</text:p>
          </table:table-cell>
          <table:table-cell office:value-type="float" office:value="4.428" calcext:value-type="float">
            <text:p>4,428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HEDNO_epaggelmatikoi_8022</text:p>
          </table:table-cell>
          <table:table-cell office:value-type="string" calcext:value-type="string">
            <text:p>Πάτρας</text:p>
          </table:table-cell>
          <table:table-cell office:value-type="float" office:value="15486.168" calcext:value-type="float">
            <text:p>15486,168</text:p>
          </table:table-cell>
          <table:table-cell office:value-type="float" office:value="0" calcext:value-type="float">
            <text:p>0</text:p>
          </table:table-cell>
          <table:table-cell office:value-type="float" office:value="9.908" calcext:value-type="float">
            <text:p>9,908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HEDNO_epaggelmatikoi_8023</text:p>
          </table:table-cell>
          <table:table-cell office:value-type="string" calcext:value-type="string">
            <text:p>Κ.Αχαϊας</text:p>
          </table:table-cell>
          <table:table-cell office:value-type="float" office:value="124814.964" calcext:value-type="float">
            <text:p>124814,964</text:p>
          </table:table-cell>
          <table:table-cell office:value-type="float" office:value="0" calcext:value-type="float">
            <text:p>0</text:p>
          </table:table-cell>
          <table:table-cell office:value-type="float" office:value="16.492" calcext:value-type="float">
            <text:p>16,492</text:p>
          </table:table-cell>
          <table:table-cell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HEDNO_epaggelmatikoi_8024</text:p>
          </table:table-cell>
          <table:table-cell office:value-type="string" calcext:value-type="string">
            <text:p>Βόλου</text:p>
          </table:table-cell>
          <table:table-cell office:value-type="float" office:value="16981.0280000002" calcext:value-type="float">
            <text:p>16981,0280000002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HEDNO_epaggelmatikoi_8025</text:p>
          </table:table-cell>
          <table:table-cell office:value-type="string" calcext:value-type="string">
            <text:p>Αγρινίου</text:p>
          </table:table-cell>
          <table:table-cell office:value-type="float" office:value="68992.1959999985" calcext:value-type="float">
            <text:p>68992,1959999985</text:p>
          </table:table-cell>
          <table:table-cell office:value-type="float" office:value="0" calcext:value-type="float">
            <text:p>0</text:p>
          </table:table-cell>
          <table:table-cell office:value-type="float" office:value="14.476" calcext:value-type="float">
            <text:p>14,476</text:p>
          </table:table-cell>
          <table:table-cell/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HEDNO_epaggelmatikoi_8026</text:p>
          </table:table-cell>
          <table:table-cell office:value-type="string" calcext:value-type="string">
            <text:p>Καβάλας</text:p>
          </table:table-cell>
          <table:table-cell office:value-type="float" office:value="207100.016" calcext:value-type="float">
            <text:p>207100,016</text:p>
          </table:table-cell>
          <table:table-cell office:value-type="float" office:value="0" calcext:value-type="float">
            <text:p>0</text:p>
          </table:table-cell>
          <table:table-cell office:value-type="float" office:value="20.796" calcext:value-type="float">
            <text:p>20,796</text:p>
          </table:table-cell>
          <table:table-cell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HEDNO_epaggelmatikoi_8027</text:p>
          </table:table-cell>
          <table:table-cell office:value-type="string" calcext:value-type="string">
            <text:p>Καβάλας</text:p>
          </table:table-cell>
          <table:table-cell office:value-type="float" office:value="64192.5999999982" calcext:value-type="float">
            <text:p>64192,5999999982</text:p>
          </table:table-cell>
          <table:table-cell office:value-type="float" office:value="0" calcext:value-type="float">
            <text:p>0</text:p>
          </table:table-cell>
          <table:table-cell office:value-type="float" office:value="20.98" calcext:value-type="float">
            <text:p>20,98</text:p>
          </table:table-cell>
          <table:table-cell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HEDNO_epaggelmatikoi_8028</text:p>
          </table:table-cell>
          <table:table-cell office:value-type="string" calcext:value-type="string">
            <text:p>Γλυφάδ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HEDNO_epaggelmatikoi_8029</text:p>
          </table:table-cell>
          <table:table-cell office:value-type="string" calcext:value-type="string">
            <text:p>Δυτ. Θεσ/κης</text:p>
          </table:table-cell>
          <table:table-cell office:value-type="float" office:value="8553.36399999992" calcext:value-type="float">
            <text:p>8553,3639999999</text:p>
          </table:table-cell>
          <table:table-cell office:value-type="float" office:value="0" calcext:value-type="float">
            <text:p>0</text:p>
          </table:table-cell>
          <table:table-cell office:value-type="float" office:value="3.396" calcext:value-type="float">
            <text:p>3,396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HEDNO_epaggelmatikoi_8030</text:p>
          </table:table-cell>
          <table:table-cell office:value-type="string" calcext:value-type="string">
            <text:p>Ανατ. Θεσ/κης</text:p>
          </table:table-cell>
          <table:table-cell office:value-type="float" office:value="26011.3920000001" calcext:value-type="float">
            <text:p>26011,3920000001</text:p>
          </table:table-cell>
          <table:table-cell office:value-type="float" office:value="0" calcext:value-type="float">
            <text:p>0</text:p>
          </table:table-cell>
          <table:table-cell office:value-type="float" office:value="10.144" calcext:value-type="float">
            <text:p>10,144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string" calcext:value-type="string">
            <text:p>HEDNO_epaggelmatikoi_8031</text:p>
          </table:table-cell>
          <table:table-cell office:value-type="string" calcext:value-type="string">
            <text:p>Πάτρας</text:p>
          </table:table-cell>
          <table:table-cell office:value-type="float" office:value="25031.576000002" calcext:value-type="float">
            <text:p>25031,576000002</text:p>
          </table:table-cell>
          <table:table-cell office:value-type="float" office:value="0" calcext:value-type="float">
            <text:p>0</text:p>
          </table:table-cell>
          <table:table-cell office:value-type="float" office:value="5.996" calcext:value-type="float">
            <text:p>5,996</text:p>
          </table:table-cell>
          <table:table-cell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string" calcext:value-type="string">
            <text:p>HEDNO_epaggelmatikoi_8032</text:p>
          </table:table-cell>
          <table:table-cell office:value-type="string" calcext:value-type="string">
            <text:p>Δυτ. Θεσ/κης</text:p>
          </table:table-cell>
          <table:table-cell office:value-type="float" office:value="212095.228" calcext:value-type="float">
            <text:p>212095,228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,82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HEDNO_epaggelmatikoi_8033</text:p>
          </table:table-cell>
          <table:table-cell office:value-type="string" calcext:value-type="string">
            <text:p>Κορωπίου</text:p>
          </table:table-cell>
          <table:table-cell office:value-type="float" office:value="3087.88399999978" calcext:value-type="float">
            <text:p>3087,883999999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,52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EDNO_epaggelmatikoi_8034</text:p>
          </table:table-cell>
          <table:table-cell office:value-type="string" calcext:value-type="string">
            <text:p>Καλλιθέας</text:p>
          </table:table-cell>
          <table:table-cell office:value-type="float" office:value="355818.192000003" calcext:value-type="float">
            <text:p>355818,192000003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,24</text:p>
          </table:table-cell>
          <table:table-cell/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string" calcext:value-type="string">
            <text:p>HEDNO_epaggelmatikoi_8035</text:p>
          </table:table-cell>
          <table:table-cell office:value-type="string" calcext:value-type="string">
            <text:p>Αιγάλεω</text:p>
          </table:table-cell>
          <table:table-cell office:value-type="float" office:value="72542.6279999998" calcext:value-type="float">
            <text:p>72542,6279999998</text:p>
          </table:table-cell>
          <table:table-cell office:value-type="float" office:value="0" calcext:value-type="float">
            <text:p>0</text:p>
          </table:table-cell>
          <table:table-cell office:value-type="float" office:value="17.696" calcext:value-type="float">
            <text:p>17,696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string" calcext:value-type="string">
            <text:p>HEDNO_epaggelmatikoi_8036</text:p>
          </table:table-cell>
          <table:table-cell office:value-type="string" calcext:value-type="string">
            <text:p>Πάτρας</text:p>
          </table:table-cell>
          <table:table-cell office:value-type="float" office:value="27180.0240000024" calcext:value-type="float">
            <text:p>27180,0240000024</text:p>
          </table:table-cell>
          <table:table-cell office:value-type="float" office:value="0" calcext:value-type="float">
            <text:p>0</text:p>
          </table:table-cell>
          <table:table-cell office:value-type="float" office:value="10.248" calcext:value-type="float">
            <text:p>10,248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HEDNO_epaggelmatikoi_8037</text:p>
          </table:table-cell>
          <table:table-cell office:value-type="string" calcext:value-type="string">
            <text:p>Λάρισ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HEDNO_epaggelmatikoi_8038</text:p>
          </table:table-cell>
          <table:table-cell office:value-type="string" calcext:value-type="string">
            <text:p>Δυτ. Θεσ/κης</text:p>
          </table:table-cell>
          <table:table-cell office:value-type="float" office:value="85924.6599999997" calcext:value-type="float">
            <text:p>85924,6599999997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,02</text:p>
          </table:table-cell>
          <table:table-cell/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string" calcext:value-type="string">
            <text:p>HEDNO_epaggelmatikoi_8039</text:p>
          </table:table-cell>
          <table:table-cell office:value-type="string" calcext:value-type="string">
            <text:p>Δυτ. Θεσ/κης</text:p>
          </table:table-cell>
          <table:table-cell office:value-type="float" office:value="166197.088" calcext:value-type="float">
            <text:p>166197,088</text:p>
          </table:table-cell>
          <table:table-cell office:value-type="float" office:value="0" calcext:value-type="float">
            <text:p>0</text:p>
          </table:table-cell>
          <table:table-cell office:value-type="float" office:value="10.048" calcext:value-type="float">
            <text:p>10,048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string" calcext:value-type="string">
            <text:p>HEDNO_epaggelmatikoi_8040</text:p>
          </table:table-cell>
          <table:table-cell office:value-type="string" calcext:value-type="string">
            <text:p>Αιγίου</text:p>
          </table:table-cell>
          <table:table-cell office:value-type="float" office:value="44818.3999999997" calcext:value-type="float">
            <text:p>44818,3999999997</text:p>
          </table:table-cell>
          <table:table-cell office:value-type="float" office:value="0" calcext:value-type="float">
            <text:p>0</text:p>
          </table:table-cell>
          <table:table-cell office:value-type="float" office:value="8.42" calcext:value-type="float">
            <text:p>8,42</text:p>
          </table:table-cell>
          <table:table-cell/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HEDNO_epaggelmatikoi_8041</text:p>
          </table:table-cell>
          <table:table-cell office:value-type="string" calcext:value-type="string">
            <text:p>Βόλου</text:p>
          </table:table-cell>
          <table:table-cell office:value-type="float" office:value="243834.788000001" calcext:value-type="float">
            <text:p>243834,788000001</text:p>
          </table:table-cell>
          <table:table-cell office:value-type="float" office:value="0" calcext:value-type="float">
            <text:p>0</text:p>
          </table:table-cell>
          <table:table-cell office:value-type="float" office:value="15.388" calcext:value-type="float">
            <text:p>15,388</text:p>
          </table:table-cell>
          <table:table-cell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HEDNO_epaggelmatikoi_8042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HEDNO_epaggelmatikoi_8043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HEDNO_epaggelmatikoi_8044</text:p>
          </table:table-cell>
          <table:table-cell office:value-type="string" calcext:value-type="string">
            <text:p>Λάρισας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HEDNO_epaggelmatikoi_8045</text:p>
          </table:table-cell>
          <table:table-cell office:value-type="string" calcext:value-type="string">
            <text:p>Κορωπίου</text:p>
          </table:table-cell>
          <table:table-cell office:value-type="float" office:value="8.79" calcext:value-type="float">
            <text:p>8,79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HEDNO_epaggelmatikoi_8046</text:p>
          </table:table-cell>
          <table:table-cell office:value-type="string" calcext:value-type="string">
            <text:p>Κορωπίου</text:p>
          </table:table-cell>
          <table:table-cell office:value-type="float" office:value="82066.2800000001" calcext:value-type="float">
            <text:p>82066,2800000001</text:p>
          </table:table-cell>
          <table:table-cell office:value-type="float" office:value="0" calcext:value-type="float">
            <text:p>0</text:p>
          </table:table-cell>
          <table:table-cell office:value-type="float" office:value="16.828" calcext:value-type="float">
            <text:p>16,828</text:p>
          </table:table-cell>
          <table:table-cell/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HEDNO_epaggelmatikoi_8047</text:p>
          </table:table-cell>
          <table:table-cell office:value-type="string" calcext:value-type="string">
            <text:p>Βόλου</text:p>
          </table:table-cell>
          <table:table-cell office:value-type="float" office:value="335777.883999999" calcext:value-type="float">
            <text:p>335777,883999999</text:p>
          </table:table-cell>
          <table:table-cell office:value-type="float" office:value="0" calcext:value-type="float">
            <text:p>0</text:p>
          </table:table-cell>
          <table:table-cell office:value-type="float" office:value="26.676" calcext:value-type="float">
            <text:p>26,676</text:p>
          </table:table-cell>
          <table:table-cell/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HEDNO_epaggelmatikoi_8048</text:p>
          </table:table-cell>
          <table:table-cell office:value-type="string" calcext:value-type="string">
            <text:p>Αιγίου</text:p>
          </table:table-cell>
          <table:table-cell office:value-type="float" office:value="79255.956" calcext:value-type="float">
            <text:p>79255,956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HEDNO_epaggelmatikoi_8049</text:p>
          </table:table-cell>
          <table:table-cell office:value-type="string" calcext:value-type="string">
            <text:p>Ανατ. Θεσ/κης</text:p>
          </table:table-cell>
          <table:table-cell office:value-type="float" office:value="284749.732000002" calcext:value-type="float">
            <text:p>284749,732000002</text:p>
          </table:table-cell>
          <table:table-cell office:value-type="float" office:value="0" calcext:value-type="float">
            <text:p>0</text:p>
          </table:table-cell>
          <table:table-cell office:value-type="float" office:value="19.972" calcext:value-type="float">
            <text:p>19,972</text:p>
          </table:table-cell>
          <table:table-cell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string" calcext:value-type="string">
            <text:p>HEDNO_epaggelmatikoi_8050</text:p>
          </table:table-cell>
          <table:table-cell office:value-type="string" calcext:value-type="string">
            <text:p>Αιγίου</text:p>
          </table:table-cell>
          <table:table-cell office:value-type="float" office:value="31501.5759999999" calcext:value-type="float">
            <text:p>31501,5759999999</text:p>
          </table:table-cell>
          <table:table-cell office:value-type="float" office:value="0" calcext:value-type="float">
            <text:p>0</text:p>
          </table:table-cell>
          <table:table-cell office:value-type="float" office:value="10.268" calcext:value-type="float">
            <text:p>10,268</text:p>
          </table:table-cell>
          <table:table-cell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HEDNO_fwtismos_odwn_plateiwn_9001</text:p>
          </table:table-cell>
          <table:table-cell office:value-type="string" calcext:value-type="string">
            <text:p>Δράμας</text:p>
          </table:table-cell>
          <table:table-cell office:value-type="float" office:value="39906.0899999999" calcext:value-type="float">
            <text:p>39906,089999999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HEDNO_fwtismos_odwn_plateiwn_9002</text:p>
          </table:table-cell>
          <table:table-cell office:value-type="string" calcext:value-type="string">
            <text:p>Ανατ. Θεσ/κης</text:p>
          </table:table-cell>
          <table:table-cell office:value-type="float" office:value="28491.7199999997" calcext:value-type="float">
            <text:p>28491,7199999997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,752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EDNO_fwtismos_odwn_plateiwn_9003</text:p>
          </table:table-cell>
          <table:table-cell office:value-type="string" calcext:value-type="string">
            <text:p>Κηφισιάς</text:p>
          </table:table-cell>
          <table:table-cell office:value-type="float" office:value="82356.1500000022" calcext:value-type="float">
            <text:p>82356,150000002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,99</text:p>
          </table:table-cell>
          <table:table-cell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HEDNO_fwtismos_odwn_plateiwn_9004</text:p>
          </table:table-cell>
          <table:table-cell office:value-type="string" calcext:value-type="string">
            <text:p>Λ.Πύργου</text:p>
          </table:table-cell>
          <table:table-cell office:value-type="float" office:value="51527.0760000006" calcext:value-type="float">
            <text:p>51527,0760000006</text:p>
          </table:table-cell>
          <table:table-cell office:value-type="float" office:value="0" calcext:value-type="float">
            <text:p>0</text:p>
          </table:table-cell>
          <table:table-cell office:value-type="float" office:value="7.208" calcext:value-type="float">
            <text:p>7,208</text:p>
          </table:table-cell>
          <table:table-cell/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HEDNO_fwtismos_odwn_plateiwn_9005</text:p>
          </table:table-cell>
          <table:table-cell office:value-type="string" calcext:value-type="string">
            <text:p>Ωρωπού</text:p>
          </table:table-cell>
          <table:table-cell office:value-type="float" office:value="25476.2960000009" calcext:value-type="float">
            <text:p>25476,2960000009</text:p>
          </table:table-cell>
          <table:table-cell office:value-type="float" office:value="0" calcext:value-type="float">
            <text:p>0</text:p>
          </table:table-cell>
          <table:table-cell office:value-type="float" office:value="8.948" calcext:value-type="float">
            <text:p>8,948</text:p>
          </table:table-cell>
          <table:table-cell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HEDNO_fwtismos_odwn_plateiwn_9006</text:p>
          </table:table-cell>
          <table:table-cell office:value-type="string" calcext:value-type="string">
            <text:p>Ξυλοκάστρου</text:p>
          </table:table-cell>
          <table:table-cell office:value-type="float" office:value="33893.4759999999" calcext:value-type="float">
            <text:p>33893,4759999999</text:p>
          </table:table-cell>
          <table:table-cell office:value-type="float" office:value="0" calcext:value-type="float">
            <text:p>0</text:p>
          </table:table-cell>
          <table:table-cell office:value-type="float" office:value="4.412" calcext:value-type="float">
            <text:p>4,412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HEDNO_fwtismos_odwn_plateiwn_9007</text:p>
          </table:table-cell>
          <table:table-cell office:value-type="string" calcext:value-type="string">
            <text:p>Κορωπίου</text:p>
          </table:table-cell>
          <table:table-cell office:value-type="float" office:value="64704.2200000006" calcext:value-type="float">
            <text:p>64704,220000000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,676</text:p>
          </table:table-cell>
          <table:table-cell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HEDNO_fwtismos_odwn_plateiwn_9008</text:p>
          </table:table-cell>
          <table:table-cell office:value-type="string" calcext:value-type="string">
            <text:p>Κηφισιάς</text:p>
          </table:table-cell>
          <table:table-cell office:value-type="float" office:value="37384.9960000001" calcext:value-type="float">
            <text:p>37384,996000000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,38</text:p>
          </table:table-cell>
          <table:table-cell/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string" calcext:value-type="string">
            <text:p>HEDNO_fwtismos_odwn_plateiwn_9009</text:p>
          </table:table-cell>
          <table:table-cell office:value-type="string" calcext:value-type="string">
            <text:p>Γλυφάδας</text:p>
          </table:table-cell>
          <table:table-cell office:value-type="float" office:value="9188.0680000001" calcext:value-type="float">
            <text:p>9188,068000000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HEDNO_fwtismos_odwn_plateiwn_9010</text:p>
          </table:table-cell>
          <table:table-cell office:value-type="string" calcext:value-type="string">
            <text:p>Καλλιθέας</text:p>
          </table:table-cell>
          <table:table-cell office:value-type="float" office:value="6418.84699999998" calcext:value-type="float">
            <text:p>6418,84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,531</text:p>
          </table:table-cell>
          <table:table-cell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HEDNO_fwtismos_odwn_plateiwn_9011</text:p>
          </table:table-cell>
          <table:table-cell office:value-type="string" calcext:value-type="string">
            <text:p>Χαλανδρίου</text:p>
          </table:table-cell>
          <table:table-cell office:value-type="float" office:value="168576.020000001" calcext:value-type="float">
            <text:p>168576,020000001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,58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HEDNO_fwtismos_odwn_plateiwn_9012</text:p>
          </table:table-cell>
          <table:table-cell office:value-type="string" calcext:value-type="string">
            <text:p>Ανατ. Θεσ/κης</text:p>
          </table:table-cell>
          <table:table-cell office:value-type="float" office:value="19184.8000000003" calcext:value-type="float">
            <text:p>19184,8000000003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string" calcext:value-type="string">
            <text:p>HEDNO_fwtismos_odwn_plateiwn_9013</text:p>
          </table:table-cell>
          <table:table-cell office:value-type="string" calcext:value-type="string">
            <text:p>Κορωπίου</text:p>
          </table:table-cell>
          <table:table-cell office:value-type="float" office:value="40608.9320000001" calcext:value-type="float">
            <text:p>40608,9320000001</text:p>
          </table:table-cell>
          <table:table-cell office:value-type="float" office:value="0" calcext:value-type="float">
            <text:p>0</text:p>
          </table:table-cell>
          <table:table-cell office:value-type="float" office:value="6.304" calcext:value-type="float">
            <text:p>6,304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HEDNO_fwtismos_odwn_plateiwn_9014</text:p>
          </table:table-cell>
          <table:table-cell office:value-type="string" calcext:value-type="string">
            <text:p>Κηφισιάς</text:p>
          </table:table-cell>
          <table:table-cell office:value-type="float" office:value="34601.6299999999" calcext:value-type="float">
            <text:p>34601,629999999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HEDNO_fwtismos_odwn_plateiwn_9015</text:p>
          </table:table-cell>
          <table:table-cell office:value-type="string" calcext:value-type="string">
            <text:p>Αθηνών</text:p>
          </table:table-cell>
          <table:table-cell office:value-type="float" office:value="970.932000000452" calcext:value-type="float">
            <text:p>970,93200000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HEDNO_fwtismos_odwn_plateiwn_9016</text:p>
          </table:table-cell>
          <table:table-cell office:value-type="string" calcext:value-type="string">
            <text:p>Κορωπίου</text:p>
          </table:table-cell>
          <table:table-cell office:value-type="float" office:value="90224.6510000005" calcext:value-type="float">
            <text:p>90224,6510000005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,528</text:p>
          </table:table-cell>
          <table:table-cell/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string" calcext:value-type="string">
            <text:p>HEDNO_fwtismos_odwn_plateiwn_9017</text:p>
          </table:table-cell>
          <table:table-cell office:value-type="string" calcext:value-type="string">
            <text:p>Κηφισιάς</text:p>
          </table:table-cell>
          <table:table-cell office:value-type="float" office:value="16392.8359999999" calcext:value-type="float">
            <text:p>16392,8359999999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HEDNO_fwtismos_odwn_plateiwn_9018</text:p>
          </table:table-cell>
          <table:table-cell office:value-type="string" calcext:value-type="string">
            <text:p>Κηφισιάς</text:p>
          </table:table-cell>
          <table:table-cell office:value-type="float" office:value="73044.2800000006" calcext:value-type="float">
            <text:p>73044,2800000006</text:p>
          </table:table-cell>
          <table:table-cell office:value-type="float" office:value="0" calcext:value-type="float">
            <text:p>0</text:p>
          </table:table-cell>
          <table:table-cell office:value-type="float" office:value="7.508" calcext:value-type="float">
            <text:p>7,508</text:p>
          </table:table-cell>
          <table:table-cell/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string" calcext:value-type="string">
            <text:p>HEDNO_fwtismos_odwn_plateiwn_9019</text:p>
          </table:table-cell>
          <table:table-cell office:value-type="string" calcext:value-type="string">
            <text:p>Θηβών</text:p>
          </table:table-cell>
          <table:table-cell office:value-type="float" office:value="42063.7479999999" calcext:value-type="float">
            <text:p>42063,7479999999</text:p>
          </table:table-cell>
          <table:table-cell office:value-type="float" office:value="0" calcext:value-type="float">
            <text:p>0</text:p>
          </table:table-cell>
          <table:table-cell office:value-type="float" office:value="5.816" calcext:value-type="float">
            <text:p>5,816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HEDNO_fwtismos_odwn_plateiwn_9020</text:p>
          </table:table-cell>
          <table:table-cell office:value-type="string" calcext:value-type="string">
            <text:p>Γλυφάδας</text:p>
          </table:table-cell>
          <table:table-cell office:value-type="float" office:value="50897.4440000007" calcext:value-type="float">
            <text:p>50897,4440000007</text:p>
          </table:table-cell>
          <table:table-cell office:value-type="float" office:value="0" calcext:value-type="float">
            <text:p>0</text:p>
          </table:table-cell>
          <table:table-cell office:value-type="float" office:value="8.928" calcext:value-type="float">
            <text:p>8,928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HEDNO_fwtismos_odwn_plateiwn_9021</text:p>
          </table:table-cell>
          <table:table-cell office:value-type="string" calcext:value-type="string">
            <text:p>Γλυφάδας</text:p>
          </table:table-cell>
          <table:table-cell office:value-type="float" office:value="127186.588000001" calcext:value-type="float">
            <text:p>127186,58800000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,068</text:p>
          </table:table-cell>
          <table:table-cell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HEDNO_fwtismos_odwn_plateiwn_9022</text:p>
          </table:table-cell>
          <table:table-cell office:value-type="string" calcext:value-type="string">
            <text:p>Κηφισιάς</text:p>
          </table:table-cell>
          <table:table-cell office:value-type="float" office:value="9010.36799999997" calcext:value-type="float">
            <text:p>9010,368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,716</text:p>
          </table:table-cell>
          <table:table-cell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string" calcext:value-type="string">
            <text:p>HEDNO_fwtismos_odwn_plateiwn_9023</text:p>
          </table:table-cell>
          <table:table-cell office:value-type="string" calcext:value-type="string">
            <text:p>Κηφισιάς</text:p>
          </table:table-cell>
          <table:table-cell office:value-type="float" office:value="46915.6120000002" calcext:value-type="float">
            <text:p>46915,6120000002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HEDNO_fwtismos_odwn_plateiwn_9024</text:p>
          </table:table-cell>
          <table:table-cell office:value-type="string" calcext:value-type="string">
            <text:p>Κηφισιάς</text:p>
          </table:table-cell>
          <table:table-cell office:value-type="float" office:value="52943.7600000002" calcext:value-type="float">
            <text:p>52943,7600000002</text:p>
          </table:table-cell>
          <table:table-cell office:value-type="float" office:value="0" calcext:value-type="float">
            <text:p>0</text:p>
          </table:table-cell>
          <table:table-cell office:value-type="float" office:value="4.372" calcext:value-type="float">
            <text:p>4,372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HEDNO_fwtismos_odwn_plateiwn_9025</text:p>
          </table:table-cell>
          <table:table-cell office:value-type="string" calcext:value-type="string">
            <text:p>Κηφισιάς</text:p>
          </table:table-cell>
          <table:table-cell office:value-type="float" office:value="52832.3239999997" calcext:value-type="float">
            <text:p>52832,3239999997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,96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string" calcext:value-type="string">
            <text:p>HEDNO_fwtismos_odwn_plateiwn_9026</text:p>
          </table:table-cell>
          <table:table-cell office:value-type="string" calcext:value-type="string">
            <text:p>Κομοτηνής</text:p>
          </table:table-cell>
          <table:table-cell office:value-type="float" office:value="21996.2320000002" calcext:value-type="float">
            <text:p>21996,2320000002</text:p>
          </table:table-cell>
          <table:table-cell office:value-type="float" office:value="0" calcext:value-type="float">
            <text:p>0</text:p>
          </table:table-cell>
          <table:table-cell office:value-type="float" office:value="3.928" calcext:value-type="float">
            <text:p>3,928</text:p>
          </table:table-cell>
          <table:table-cell/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string" calcext:value-type="string">
            <text:p>HEDNO_fwtismos_odwn_plateiwn_9027</text:p>
          </table:table-cell>
          <table:table-cell office:value-type="string" calcext:value-type="string">
            <text:p>Πελ.Αχαρνών</text:p>
          </table:table-cell>
          <table:table-cell office:value-type="float" office:value="31553.1999999998" calcext:value-type="float">
            <text:p>31553,1999999998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string" calcext:value-type="string">
            <text:p>HEDNO_fwtismos_odwn_plateiwn_9028</text:p>
          </table:table-cell>
          <table:table-cell office:value-type="string" calcext:value-type="string">
            <text:p>Κηφισιάς</text:p>
          </table:table-cell>
          <table:table-cell office:value-type="float" office:value="68597.7880000001" calcext:value-type="float">
            <text:p>68597,7880000001</text:p>
          </table:table-cell>
          <table:table-cell office:value-type="float" office:value="0" calcext:value-type="float">
            <text:p>0</text:p>
          </table:table-cell>
          <table:table-cell office:value-type="float" office:value="8.412" calcext:value-type="float">
            <text:p>8,412</text:p>
          </table:table-cell>
          <table:table-cell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string" calcext:value-type="string">
            <text:p>HEDNO_fwtismos_odwn_plateiwn_9029</text:p>
          </table:table-cell>
          <table:table-cell office:value-type="string" calcext:value-type="string">
            <text:p>Αθηνών</text:p>
          </table:table-cell>
          <table:table-cell office:value-type="float" office:value="62863.492" calcext:value-type="float">
            <text:p>62863,492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,544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HEDNO_fwtismos_odwn_plateiwn_9030</text:p>
          </table:table-cell>
          <table:table-cell office:value-type="string" calcext:value-type="string">
            <text:p>Κηφισιάς</text:p>
          </table:table-cell>
          <table:table-cell office:value-type="float" office:value="25407.692" calcext:value-type="float">
            <text:p>25407,692</text:p>
          </table:table-cell>
          <table:table-cell office:value-type="float" office:value="0" calcext:value-type="float">
            <text:p>0</text:p>
          </table:table-cell>
          <table:table-cell office:value-type="float" office:value="4.892" calcext:value-type="float">
            <text:p>4,892</text:p>
          </table:table-cell>
          <table:table-cell/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HEDNO_fwtismos_odwn_plateiwn_9031</text:p>
          </table:table-cell>
          <table:table-cell office:value-type="string" calcext:value-type="string">
            <text:p>Γλυφάδας</text:p>
          </table:table-cell>
          <table:table-cell office:value-type="float" office:value="13941.02" calcext:value-type="float">
            <text:p>13941,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HEDNO_fwtismos_odwn_plateiwn_9032</text:p>
          </table:table-cell>
          <table:table-cell office:value-type="string" calcext:value-type="string">
            <text:p>Δράμας</text:p>
          </table:table-cell>
          <table:table-cell office:value-type="float" office:value="42691.7600000001" calcext:value-type="float">
            <text:p>42691,760000000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HEDNO_fwtismos_odwn_plateiwn_9033</text:p>
          </table:table-cell>
          <table:table-cell office:value-type="string" calcext:value-type="string">
            <text:p>Γλυφάδας</text:p>
          </table:table-cell>
          <table:table-cell office:value-type="float" office:value="5673.44799999999" calcext:value-type="float">
            <text:p>5673,448</text:p>
          </table:table-cell>
          <table:table-cell office:value-type="float" office:value="0" calcext:value-type="float">
            <text:p>0</text:p>
          </table:table-cell>
          <table:table-cell office:value-type="float" office:value="6.752" calcext:value-type="float">
            <text:p>6,752</text:p>
          </table:table-cell>
          <table:table-cell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HEDNO_fwtismos_odwn_plateiwn_9034</text:p>
          </table:table-cell>
          <table:table-cell office:value-type="string" calcext:value-type="string">
            <text:p>Γλυφάδας</text:p>
          </table:table-cell>
          <table:table-cell office:value-type="float" office:value="75134.0120000001" calcext:value-type="float">
            <text:p>75134,0120000001</text:p>
          </table:table-cell>
          <table:table-cell office:value-type="float" office:value="0" calcext:value-type="float">
            <text:p>0</text:p>
          </table:table-cell>
          <table:table-cell office:value-type="float" office:value="20.904" calcext:value-type="float">
            <text:p>20,904</text:p>
          </table:table-cell>
          <table:table-cell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HEDNO_fwtismos_odwn_plateiwn_9035</text:p>
          </table:table-cell>
          <table:table-cell office:value-type="string" calcext:value-type="string">
            <text:p>Κηφισιάς</text:p>
          </table:table-cell>
          <table:table-cell office:value-type="float" office:value="97603.963999999" calcext:value-type="float">
            <text:p>97603,96399999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HEDNO_fwtismos_odwn_plateiwn_9036</text:p>
          </table:table-cell>
          <table:table-cell office:value-type="string" calcext:value-type="string">
            <text:p>Χαλανδρίου</text:p>
          </table:table-cell>
          <table:table-cell office:value-type="float" office:value="43877.68" calcext:value-type="float">
            <text:p>43877,68</text:p>
          </table:table-cell>
          <table:table-cell office:value-type="float" office:value="0" calcext:value-type="float">
            <text:p>0</text:p>
          </table:table-cell>
          <table:table-cell office:value-type="float" office:value="3.47" calcext:value-type="float">
            <text:p>3,47</text:p>
          </table:table-cell>
          <table:table-cell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HEDNO_fwtismos_odwn_plateiwn_9037</text:p>
          </table:table-cell>
          <table:table-cell office:value-type="string" calcext:value-type="string">
            <text:p>Αγ.Δημητρίου</text:p>
          </table:table-cell>
          <table:table-cell office:value-type="float" office:value="35856.82" calcext:value-type="float">
            <text:p>35856,8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HEDNO_fwtismos_odwn_plateiwn_9038</text:p>
          </table:table-cell>
          <table:table-cell office:value-type="string" calcext:value-type="string">
            <text:p>Κηφισιάς</text:p>
          </table:table-cell>
          <table:table-cell office:value-type="float" office:value="96269.0400000001" calcext:value-type="float">
            <text:p>96269,0400000001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/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string" calcext:value-type="string">
            <text:p>HEDNO_fwtismos_odwn_plateiwn_9039</text:p>
          </table:table-cell>
          <table:table-cell office:value-type="string" calcext:value-type="string">
            <text:p>Κηφισιάς</text:p>
          </table:table-cell>
          <table:table-cell office:value-type="float" office:value="29367.17" calcext:value-type="float">
            <text:p>29367,1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,48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HEDNO_fwtismos_odwn_plateiwn_9040</text:p>
          </table:table-cell>
          <table:table-cell office:value-type="string" calcext:value-type="string">
            <text:p>Χαλανδρίου</text:p>
          </table:table-cell>
          <table:table-cell office:value-type="float" office:value="9254.15999999994" calcext:value-type="float">
            <text:p>9254,1599999999</text:p>
          </table:table-cell>
          <table:table-cell office:value-type="float" office:value="0" calcext:value-type="float">
            <text:p>0</text:p>
          </table:table-cell>
          <table:table-cell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HEDNO_fwtismos_odwn_plateiwn_9041</text:p>
          </table:table-cell>
          <table:table-cell office:value-type="string" calcext:value-type="string">
            <text:p>Σπάρτης</text:p>
          </table:table-cell>
          <table:table-cell office:value-type="float" office:value="268178.824000003" calcext:value-type="float">
            <text:p>268178,824000003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,16</text:p>
          </table:table-cell>
          <table:table-cell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string" calcext:value-type="string">
            <text:p>HEDNO_fwtismos_odwn_plateiwn_9042</text:p>
          </table:table-cell>
          <table:table-cell office:value-type="string" calcext:value-type="string">
            <text:p>Ναυπλίου</text:p>
          </table:table-cell>
          <table:table-cell office:value-type="float" office:value="14114.419999999" calcext:value-type="float">
            <text:p>14114,419999999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,168</text:p>
          </table:table-cell>
          <table:table-cell/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string" calcext:value-type="string">
            <text:p>HEDNO_fwtismos_odwn_plateiwn_9043</text:p>
          </table:table-cell>
          <table:table-cell office:value-type="string" calcext:value-type="string">
            <text:p>Αθηνών</text:p>
          </table:table-cell>
          <table:table-cell office:value-type="float" office:value="65072.5159999999" calcext:value-type="float">
            <text:p>65072,515999999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string" calcext:value-type="string">
            <text:p>HEDNO_fwtismos_odwn_plateiwn_9044</text:p>
          </table:table-cell>
          <table:table-cell office:value-type="string" calcext:value-type="string">
            <text:p>Χίου</text:p>
          </table:table-cell>
          <table:table-cell office:value-type="float" office:value="112002.64" calcext:value-type="float">
            <text:p>112002,6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HEDNO_fwtismos_odwn_plateiwn_9045</text:p>
          </table:table-cell>
          <table:table-cell office:value-type="string" calcext:value-type="string">
            <text:p>Αθηνών</text:p>
          </table:table-cell>
          <table:table-cell office:value-type="float" office:value="20058.3999999999" calcext:value-type="float">
            <text:p>20058,3999999999</text:p>
          </table:table-cell>
          <table:table-cell office:value-type="float" office:value="0" calcext:value-type="float">
            <text:p>0</text:p>
          </table:table-cell>
          <table:table-cell office:value-type="float" office:value="4.472" calcext:value-type="float">
            <text:p>4,472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HEDNO_fwtismos_odwn_plateiwn_9046</text:p>
          </table:table-cell>
          <table:table-cell office:value-type="string" calcext:value-type="string">
            <text:p>Αταλάντης</text:p>
          </table:table-cell>
          <table:table-cell office:value-type="float" office:value="63257.2880000001" calcext:value-type="float">
            <text:p>63257,2880000001</text:p>
          </table:table-cell>
          <table:table-cell office:value-type="float" office:value="0" calcext:value-type="float">
            <text:p>0</text:p>
          </table:table-cell>
          <table:table-cell office:value-type="float" office:value="23.304" calcext:value-type="float">
            <text:p>23,304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HEDNO_fwtismos_odwn_plateiwn_9047</text:p>
          </table:table-cell>
          <table:table-cell office:value-type="string" calcext:value-type="string">
            <text:p>Γλυφάδας</text:p>
          </table:table-cell>
          <table:table-cell office:value-type="float" office:value="88215.6159999997" calcext:value-type="float">
            <text:p>88215,6159999997</text:p>
          </table:table-cell>
          <table:table-cell office:value-type="float" office:value="0" calcext:value-type="float">
            <text:p>0</text:p>
          </table:table-cell>
          <table:table-cell office:value-type="float" office:value="10.076" calcext:value-type="float">
            <text:p>10,076</text:p>
          </table:table-cell>
          <table:table-cell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HEDNO_fwtismos_odwn_plateiwn_9048</text:p>
          </table:table-cell>
          <table:table-cell office:value-type="string" calcext:value-type="string">
            <text:p>Γλυφάδας</text:p>
          </table:table-cell>
          <table:table-cell office:value-type="float" office:value="26175.1680000003" calcext:value-type="float">
            <text:p>26175,1680000003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,284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HEDNO_fwtismos_odwn_plateiwn_9049</text:p>
          </table:table-cell>
          <table:table-cell office:value-type="string" calcext:value-type="string">
            <text:p>Αγρινίου</text:p>
          </table:table-cell>
          <table:table-cell office:value-type="float" office:value="16245.9999999993" calcext:value-type="float">
            <text:p>16245,9999999993</text:p>
          </table:table-cell>
          <table:table-cell office:value-type="float" office:value="0" calcext:value-type="float">
            <text:p>0</text:p>
          </table:table-cell>
          <table:table-cell office:value-type="float" office:value="11.084" calcext:value-type="float">
            <text:p>11,084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HEDNO_fwtismos_odwn_plateiwn_9050</text:p>
          </table:table-cell>
          <table:table-cell office:value-type="string" calcext:value-type="string">
            <text:p>Χαλανδρίου</text:p>
          </table:table-cell>
          <table:table-cell office:value-type="float" office:value="54442.616" calcext:value-type="float">
            <text:p>54442,616</text:p>
          </table:table-cell>
          <table:table-cell office:value-type="float" office:value="0" calcext:value-type="float">
            <text:p>0</text:p>
          </table:table-cell>
          <table:table-cell office:value-type="float" office:value="10.008" calcext:value-type="float">
            <text:p>10,00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HEDNO_oikiakoi_10001</text:p>
          </table:table-cell>
          <table:table-cell office:value-type="string" calcext:value-type="string">
            <text:p>Δράμας</text:p>
          </table:table-cell>
          <table:table-cell office:value-type="float" office:value="39906.0899999999" calcext:value-type="float">
            <text:p>39906,089999999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HEDNO_oikiakoi_10002</text:p>
          </table:table-cell>
          <table:table-cell office:value-type="string" calcext:value-type="string">
            <text:p>Ανατ. Θεσ/κης</text:p>
          </table:table-cell>
          <table:table-cell office:value-type="float" office:value="28491.7199999997" calcext:value-type="float">
            <text:p>28491,7199999997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,752</text:p>
          </table:table-cell>
          <table:table-cell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HEDNO_oikiakoi_10003</text:p>
          </table:table-cell>
          <table:table-cell office:value-type="string" calcext:value-type="string">
            <text:p>Κηφισιάς</text:p>
          </table:table-cell>
          <table:table-cell office:value-type="float" office:value="82356.1500000022" calcext:value-type="float">
            <text:p>82356,150000002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,99</text:p>
          </table:table-cell>
          <table:table-cell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HEDNO_oikiakoi_10004</text:p>
          </table:table-cell>
          <table:table-cell office:value-type="string" calcext:value-type="string">
            <text:p>Λ.Πύργου</text:p>
          </table:table-cell>
          <table:table-cell office:value-type="float" office:value="51527.0760000006" calcext:value-type="float">
            <text:p>51527,0760000006</text:p>
          </table:table-cell>
          <table:table-cell office:value-type="float" office:value="0" calcext:value-type="float">
            <text:p>0</text:p>
          </table:table-cell>
          <table:table-cell office:value-type="float" office:value="7.208" calcext:value-type="float">
            <text:p>7,208</text:p>
          </table:table-cell>
          <table:table-cell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HEDNO_oikiakoi_10005</text:p>
          </table:table-cell>
          <table:table-cell office:value-type="string" calcext:value-type="string">
            <text:p>Ωρωπού</text:p>
          </table:table-cell>
          <table:table-cell office:value-type="float" office:value="25476.2960000009" calcext:value-type="float">
            <text:p>25476,2960000009</text:p>
          </table:table-cell>
          <table:table-cell office:value-type="float" office:value="0" calcext:value-type="float">
            <text:p>0</text:p>
          </table:table-cell>
          <table:table-cell office:value-type="float" office:value="8.948" calcext:value-type="float">
            <text:p>8,948</text:p>
          </table:table-cell>
          <table:table-cell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HEDNO_oikiakoi_10006</text:p>
          </table:table-cell>
          <table:table-cell office:value-type="string" calcext:value-type="string">
            <text:p>Ξυλοκάστρου</text:p>
          </table:table-cell>
          <table:table-cell office:value-type="float" office:value="33893.4759999999" calcext:value-type="float">
            <text:p>33893,4759999999</text:p>
          </table:table-cell>
          <table:table-cell office:value-type="float" office:value="0" calcext:value-type="float">
            <text:p>0</text:p>
          </table:table-cell>
          <table:table-cell office:value-type="float" office:value="4.412" calcext:value-type="float">
            <text:p>4,412</text:p>
          </table:table-cell>
          <table:table-cell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HEDNO_oikiakoi_10007</text:p>
          </table:table-cell>
          <table:table-cell office:value-type="string" calcext:value-type="string">
            <text:p>Κορωπίου</text:p>
          </table:table-cell>
          <table:table-cell office:value-type="float" office:value="64704.2200000006" calcext:value-type="float">
            <text:p>64704,220000000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,676</text:p>
          </table:table-cell>
          <table:table-cell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HEDNO_oikiakoi_10008</text:p>
          </table:table-cell>
          <table:table-cell office:value-type="string" calcext:value-type="string">
            <text:p>Κηφισιάς</text:p>
          </table:table-cell>
          <table:table-cell office:value-type="float" office:value="37384.9960000001" calcext:value-type="float">
            <text:p>37384,996000000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,38</text:p>
          </table:table-cell>
          <table:table-cell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HEDNO_oikiakoi_10009</text:p>
          </table:table-cell>
          <table:table-cell office:value-type="string" calcext:value-type="string">
            <text:p>Γλυφάδας</text:p>
          </table:table-cell>
          <table:table-cell office:value-type="float" office:value="9188.0680000001" calcext:value-type="float">
            <text:p>9188,068000000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HEDNO_oikiakoi_10010</text:p>
          </table:table-cell>
          <table:table-cell office:value-type="string" calcext:value-type="string">
            <text:p>Καλλιθέας</text:p>
          </table:table-cell>
          <table:table-cell office:value-type="float" office:value="6418.84699999998" calcext:value-type="float">
            <text:p>6418,84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,531</text:p>
          </table:table-cell>
          <table:table-cell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HEDNO_oikiakoi_10011</text:p>
          </table:table-cell>
          <table:table-cell office:value-type="string" calcext:value-type="string">
            <text:p>Χαλανδρίου</text:p>
          </table:table-cell>
          <table:table-cell office:value-type="float" office:value="168576.020000001" calcext:value-type="float">
            <text:p>168576,020000001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,58</text:p>
          </table:table-cell>
          <table:table-cell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HEDNO_oikiakoi_10012</text:p>
          </table:table-cell>
          <table:table-cell office:value-type="string" calcext:value-type="string">
            <text:p>Ανατ. Θεσ/κης</text:p>
          </table:table-cell>
          <table:table-cell office:value-type="float" office:value="19184.8000000003" calcext:value-type="float">
            <text:p>19184,8000000003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HEDNO_oikiakoi_10013</text:p>
          </table:table-cell>
          <table:table-cell office:value-type="string" calcext:value-type="string">
            <text:p>Κορωπίου</text:p>
          </table:table-cell>
          <table:table-cell office:value-type="float" office:value="40608.9320000001" calcext:value-type="float">
            <text:p>40608,9320000001</text:p>
          </table:table-cell>
          <table:table-cell office:value-type="float" office:value="0" calcext:value-type="float">
            <text:p>0</text:p>
          </table:table-cell>
          <table:table-cell office:value-type="float" office:value="6.304" calcext:value-type="float">
            <text:p>6,304</text:p>
          </table:table-cell>
          <table:table-cell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HEDNO_oikiakoi_10014</text:p>
          </table:table-cell>
          <table:table-cell office:value-type="string" calcext:value-type="string">
            <text:p>Κηφισιάς</text:p>
          </table:table-cell>
          <table:table-cell office:value-type="float" office:value="34601.6299999999" calcext:value-type="float">
            <text:p>34601,629999999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HEDNO_oikiakoi_10015</text:p>
          </table:table-cell>
          <table:table-cell office:value-type="string" calcext:value-type="string">
            <text:p>Αθηνών</text:p>
          </table:table-cell>
          <table:table-cell office:value-type="float" office:value="970.932000000452" calcext:value-type="float">
            <text:p>970,93200000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HEDNO_oikiakoi_10016</text:p>
          </table:table-cell>
          <table:table-cell office:value-type="string" calcext:value-type="string">
            <text:p>Κορωπίου</text:p>
          </table:table-cell>
          <table:table-cell office:value-type="float" office:value="90224.6510000005" calcext:value-type="float">
            <text:p>90224,6510000005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,528</text:p>
          </table:table-cell>
          <table:table-cell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HEDNO_oikiakoi_10017</text:p>
          </table:table-cell>
          <table:table-cell office:value-type="string" calcext:value-type="string">
            <text:p>Κηφισιάς</text:p>
          </table:table-cell>
          <table:table-cell office:value-type="float" office:value="16392.8359999999" calcext:value-type="float">
            <text:p>16392,8359999999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HEDNO_oikiakoi_10018</text:p>
          </table:table-cell>
          <table:table-cell office:value-type="string" calcext:value-type="string">
            <text:p>Κηφισιάς</text:p>
          </table:table-cell>
          <table:table-cell office:value-type="float" office:value="73044.2800000006" calcext:value-type="float">
            <text:p>73044,2800000006</text:p>
          </table:table-cell>
          <table:table-cell office:value-type="float" office:value="0" calcext:value-type="float">
            <text:p>0</text:p>
          </table:table-cell>
          <table:table-cell office:value-type="float" office:value="7.508" calcext:value-type="float">
            <text:p>7,508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HEDNO_oikiakoi_10019</text:p>
          </table:table-cell>
          <table:table-cell office:value-type="string" calcext:value-type="string">
            <text:p>Θηβών</text:p>
          </table:table-cell>
          <table:table-cell office:value-type="float" office:value="42063.7479999999" calcext:value-type="float">
            <text:p>42063,7479999999</text:p>
          </table:table-cell>
          <table:table-cell office:value-type="float" office:value="0" calcext:value-type="float">
            <text:p>0</text:p>
          </table:table-cell>
          <table:table-cell office:value-type="float" office:value="5.816" calcext:value-type="float">
            <text:p>5,816</text:p>
          </table:table-cell>
          <table:table-cell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HEDNO_oikiakoi_10020</text:p>
          </table:table-cell>
          <table:table-cell office:value-type="string" calcext:value-type="string">
            <text:p>Γλυφάδας</text:p>
          </table:table-cell>
          <table:table-cell office:value-type="float" office:value="50897.4440000007" calcext:value-type="float">
            <text:p>50897,4440000007</text:p>
          </table:table-cell>
          <table:table-cell office:value-type="float" office:value="0" calcext:value-type="float">
            <text:p>0</text:p>
          </table:table-cell>
          <table:table-cell office:value-type="float" office:value="8.928" calcext:value-type="float">
            <text:p>8,928</text:p>
          </table:table-cell>
          <table:table-cell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HEDNO_oikiakoi_10021</text:p>
          </table:table-cell>
          <table:table-cell office:value-type="string" calcext:value-type="string">
            <text:p>Γλυφάδας</text:p>
          </table:table-cell>
          <table:table-cell office:value-type="float" office:value="127186.588000001" calcext:value-type="float">
            <text:p>127186,58800000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,068</text:p>
          </table:table-cell>
          <table:table-cell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HEDNO_oikiakoi_10022</text:p>
          </table:table-cell>
          <table:table-cell office:value-type="string" calcext:value-type="string">
            <text:p>Κηφισιάς</text:p>
          </table:table-cell>
          <table:table-cell office:value-type="float" office:value="9010.36799999997" calcext:value-type="float">
            <text:p>9010,368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,716</text:p>
          </table:table-cell>
          <table:table-cell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HEDNO_oikiakoi_10023</text:p>
          </table:table-cell>
          <table:table-cell office:value-type="string" calcext:value-type="string">
            <text:p>Κηφισιάς</text:p>
          </table:table-cell>
          <table:table-cell office:value-type="float" office:value="46915.6120000002" calcext:value-type="float">
            <text:p>46915,6120000002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HEDNO_oikiakoi_10024</text:p>
          </table:table-cell>
          <table:table-cell office:value-type="string" calcext:value-type="string">
            <text:p>Κηφισιάς</text:p>
          </table:table-cell>
          <table:table-cell office:value-type="float" office:value="52943.7600000002" calcext:value-type="float">
            <text:p>52943,7600000002</text:p>
          </table:table-cell>
          <table:table-cell office:value-type="float" office:value="0" calcext:value-type="float">
            <text:p>0</text:p>
          </table:table-cell>
          <table:table-cell office:value-type="float" office:value="4.372" calcext:value-type="float">
            <text:p>4,372</text:p>
          </table:table-cell>
          <table:table-cell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HEDNO_oikiakoi_10025</text:p>
          </table:table-cell>
          <table:table-cell office:value-type="string" calcext:value-type="string">
            <text:p>Κηφισιάς</text:p>
          </table:table-cell>
          <table:table-cell office:value-type="float" office:value="52832.3239999997" calcext:value-type="float">
            <text:p>52832,3239999997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,96</text:p>
          </table:table-cell>
          <table:table-cell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HEDNO_oikiakoi_10026</text:p>
          </table:table-cell>
          <table:table-cell office:value-type="string" calcext:value-type="string">
            <text:p>Κομοτηνής</text:p>
          </table:table-cell>
          <table:table-cell office:value-type="float" office:value="21996.2320000002" calcext:value-type="float">
            <text:p>21996,2320000002</text:p>
          </table:table-cell>
          <table:table-cell office:value-type="float" office:value="0" calcext:value-type="float">
            <text:p>0</text:p>
          </table:table-cell>
          <table:table-cell office:value-type="float" office:value="3.928" calcext:value-type="float">
            <text:p>3,928</text:p>
          </table:table-cell>
          <table:table-cell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HEDNO_oikiakoi_10027</text:p>
          </table:table-cell>
          <table:table-cell office:value-type="string" calcext:value-type="string">
            <text:p>Πελ.Αχαρνών</text:p>
          </table:table-cell>
          <table:table-cell office:value-type="float" office:value="31553.1999999998" calcext:value-type="float">
            <text:p>31553,1999999998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HEDNO_oikiakoi_10028</text:p>
          </table:table-cell>
          <table:table-cell office:value-type="string" calcext:value-type="string">
            <text:p>Κηφισιάς</text:p>
          </table:table-cell>
          <table:table-cell office:value-type="float" office:value="68597.7880000001" calcext:value-type="float">
            <text:p>68597,7880000001</text:p>
          </table:table-cell>
          <table:table-cell office:value-type="float" office:value="0" calcext:value-type="float">
            <text:p>0</text:p>
          </table:table-cell>
          <table:table-cell office:value-type="float" office:value="8.412" calcext:value-type="float">
            <text:p>8,412</text:p>
          </table:table-cell>
          <table:table-cell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HEDNO_oikiakoi_10029</text:p>
          </table:table-cell>
          <table:table-cell office:value-type="string" calcext:value-type="string">
            <text:p>Αθηνών</text:p>
          </table:table-cell>
          <table:table-cell office:value-type="float" office:value="62863.492" calcext:value-type="float">
            <text:p>62863,492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,544</text:p>
          </table:table-cell>
          <table:table-cell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HEDNO_oikiakoi_10030</text:p>
          </table:table-cell>
          <table:table-cell office:value-type="string" calcext:value-type="string">
            <text:p>Κηφισιάς</text:p>
          </table:table-cell>
          <table:table-cell office:value-type="float" office:value="25407.692" calcext:value-type="float">
            <text:p>25407,692</text:p>
          </table:table-cell>
          <table:table-cell office:value-type="float" office:value="0" calcext:value-type="float">
            <text:p>0</text:p>
          </table:table-cell>
          <table:table-cell office:value-type="float" office:value="4.892" calcext:value-type="float">
            <text:p>4,892</text:p>
          </table:table-cell>
          <table:table-cell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HEDNO_oikiakoi_10031</text:p>
          </table:table-cell>
          <table:table-cell office:value-type="string" calcext:value-type="string">
            <text:p>Γλυφάδας</text:p>
          </table:table-cell>
          <table:table-cell office:value-type="float" office:value="13941.02" calcext:value-type="float">
            <text:p>13941,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HEDNO_oikiakoi_10032</text:p>
          </table:table-cell>
          <table:table-cell office:value-type="string" calcext:value-type="string">
            <text:p>Δράμας</text:p>
          </table:table-cell>
          <table:table-cell office:value-type="float" office:value="42691.7600000001" calcext:value-type="float">
            <text:p>42691,760000000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HEDNO_oikiakoi_10033</text:p>
          </table:table-cell>
          <table:table-cell office:value-type="string" calcext:value-type="string">
            <text:p>Γλυφάδας</text:p>
          </table:table-cell>
          <table:table-cell office:value-type="float" office:value="5673.44799999999" calcext:value-type="float">
            <text:p>5673,448</text:p>
          </table:table-cell>
          <table:table-cell office:value-type="float" office:value="0" calcext:value-type="float">
            <text:p>0</text:p>
          </table:table-cell>
          <table:table-cell office:value-type="float" office:value="6.752" calcext:value-type="float">
            <text:p>6,752</text:p>
          </table:table-cell>
          <table:table-cell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HEDNO_oikiakoi_10034</text:p>
          </table:table-cell>
          <table:table-cell office:value-type="string" calcext:value-type="string">
            <text:p>Γλυφάδας</text:p>
          </table:table-cell>
          <table:table-cell office:value-type="float" office:value="75134.0120000001" calcext:value-type="float">
            <text:p>75134,0120000001</text:p>
          </table:table-cell>
          <table:table-cell office:value-type="float" office:value="0" calcext:value-type="float">
            <text:p>0</text:p>
          </table:table-cell>
          <table:table-cell office:value-type="float" office:value="20.904" calcext:value-type="float">
            <text:p>20,904</text:p>
          </table:table-cell>
          <table:table-cell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HEDNO_oikiakoi_10035</text:p>
          </table:table-cell>
          <table:table-cell office:value-type="string" calcext:value-type="string">
            <text:p>Κηφισιάς</text:p>
          </table:table-cell>
          <table:table-cell office:value-type="float" office:value="97603.963999999" calcext:value-type="float">
            <text:p>97603,96399999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HEDNO_oikiakoi_10036</text:p>
          </table:table-cell>
          <table:table-cell office:value-type="string" calcext:value-type="string">
            <text:p>Χαλανδρίου</text:p>
          </table:table-cell>
          <table:table-cell office:value-type="float" office:value="43877.68" calcext:value-type="float">
            <text:p>43877,68</text:p>
          </table:table-cell>
          <table:table-cell office:value-type="float" office:value="0" calcext:value-type="float">
            <text:p>0</text:p>
          </table:table-cell>
          <table:table-cell office:value-type="float" office:value="3.47" calcext:value-type="float">
            <text:p>3,47</text:p>
          </table:table-cell>
          <table:table-cell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HEDNO_oikiakoi_10037</text:p>
          </table:table-cell>
          <table:table-cell office:value-type="string" calcext:value-type="string">
            <text:p>Αγ.Δημητρίου</text:p>
          </table:table-cell>
          <table:table-cell office:value-type="float" office:value="35856.82" calcext:value-type="float">
            <text:p>35856,8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HEDNO_oikiakoi_10038</text:p>
          </table:table-cell>
          <table:table-cell office:value-type="string" calcext:value-type="string">
            <text:p>Κηφισιάς</text:p>
          </table:table-cell>
          <table:table-cell office:value-type="float" office:value="96269.0400000001" calcext:value-type="float">
            <text:p>96269,0400000001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HEDNO_oikiakoi_10039</text:p>
          </table:table-cell>
          <table:table-cell office:value-type="string" calcext:value-type="string">
            <text:p>Κηφισιάς</text:p>
          </table:table-cell>
          <table:table-cell office:value-type="float" office:value="29367.17" calcext:value-type="float">
            <text:p>29367,1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,48</text:p>
          </table:table-cell>
          <table:table-cell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HEDNO_oikiakoi_10040</text:p>
          </table:table-cell>
          <table:table-cell office:value-type="string" calcext:value-type="string">
            <text:p>Χαλανδρίου</text:p>
          </table:table-cell>
          <table:table-cell office:value-type="float" office:value="9254.15999999994" calcext:value-type="float">
            <text:p>9254,1599999999</text:p>
          </table:table-cell>
          <table:table-cell office:value-type="float" office:value="0" calcext:value-type="float">
            <text:p>0</text:p>
          </table:table-cell>
          <table:table-cell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HEDNO_oikiakoi_10041</text:p>
          </table:table-cell>
          <table:table-cell office:value-type="string" calcext:value-type="string">
            <text:p>Σπάρτης</text:p>
          </table:table-cell>
          <table:table-cell office:value-type="float" office:value="268178.824000003" calcext:value-type="float">
            <text:p>268178,824000003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,16</text:p>
          </table:table-cell>
          <table:table-cell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HEDNO_oikiakoi_10042</text:p>
          </table:table-cell>
          <table:table-cell office:value-type="string" calcext:value-type="string">
            <text:p>Ναυπλίου</text:p>
          </table:table-cell>
          <table:table-cell office:value-type="float" office:value="14114.419999999" calcext:value-type="float">
            <text:p>14114,419999999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,168</text:p>
          </table:table-cell>
          <table:table-cell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HEDNO_oikiakoi_10043</text:p>
          </table:table-cell>
          <table:table-cell office:value-type="string" calcext:value-type="string">
            <text:p>Αθηνών</text:p>
          </table:table-cell>
          <table:table-cell office:value-type="float" office:value="65072.5159999999" calcext:value-type="float">
            <text:p>65072,515999999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HEDNO_oikiakoi_10044</text:p>
          </table:table-cell>
          <table:table-cell office:value-type="string" calcext:value-type="string">
            <text:p>Χίου</text:p>
          </table:table-cell>
          <table:table-cell office:value-type="float" office:value="112002.64" calcext:value-type="float">
            <text:p>112002,6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HEDNO_oikiakoi_10045</text:p>
          </table:table-cell>
          <table:table-cell office:value-type="string" calcext:value-type="string">
            <text:p>Αθηνών</text:p>
          </table:table-cell>
          <table:table-cell office:value-type="float" office:value="20058.3999999999" calcext:value-type="float">
            <text:p>20058,3999999999</text:p>
          </table:table-cell>
          <table:table-cell office:value-type="float" office:value="0" calcext:value-type="float">
            <text:p>0</text:p>
          </table:table-cell>
          <table:table-cell office:value-type="float" office:value="4.472" calcext:value-type="float">
            <text:p>4,472</text:p>
          </table:table-cell>
          <table:table-cell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HEDNO_oikiakoi_10046</text:p>
          </table:table-cell>
          <table:table-cell office:value-type="string" calcext:value-type="string">
            <text:p>Αταλάντης</text:p>
          </table:table-cell>
          <table:table-cell office:value-type="float" office:value="63257.2880000001" calcext:value-type="float">
            <text:p>63257,2880000001</text:p>
          </table:table-cell>
          <table:table-cell office:value-type="float" office:value="0" calcext:value-type="float">
            <text:p>0</text:p>
          </table:table-cell>
          <table:table-cell office:value-type="float" office:value="23.304" calcext:value-type="float">
            <text:p>23,304</text:p>
          </table:table-cell>
          <table:table-cell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HEDNO_oikiakoi_10047</text:p>
          </table:table-cell>
          <table:table-cell office:value-type="string" calcext:value-type="string">
            <text:p>Γλυφάδας</text:p>
          </table:table-cell>
          <table:table-cell office:value-type="float" office:value="88215.6159999997" calcext:value-type="float">
            <text:p>88215,6159999997</text:p>
          </table:table-cell>
          <table:table-cell office:value-type="float" office:value="0" calcext:value-type="float">
            <text:p>0</text:p>
          </table:table-cell>
          <table:table-cell office:value-type="float" office:value="10.076" calcext:value-type="float">
            <text:p>10,076</text:p>
          </table:table-cell>
          <table:table-cell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HEDNO_oikiakoi_10048</text:p>
          </table:table-cell>
          <table:table-cell office:value-type="string" calcext:value-type="string">
            <text:p>Γλυφάδας</text:p>
          </table:table-cell>
          <table:table-cell office:value-type="float" office:value="26175.1680000003" calcext:value-type="float">
            <text:p>26175,1680000003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,284</text:p>
          </table:table-cell>
          <table:table-cell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HEDNO_oikiakoi_10049</text:p>
          </table:table-cell>
          <table:table-cell office:value-type="string" calcext:value-type="string">
            <text:p>Αγρινίου</text:p>
          </table:table-cell>
          <table:table-cell office:value-type="float" office:value="16245.9999999993" calcext:value-type="float">
            <text:p>16245,9999999993</text:p>
          </table:table-cell>
          <table:table-cell office:value-type="float" office:value="0" calcext:value-type="float">
            <text:p>0</text:p>
          </table:table-cell>
          <table:table-cell office:value-type="float" office:value="11.084" calcext:value-type="float">
            <text:p>11,084</text:p>
          </table:table-cell>
          <table:table-cell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HEDNO_oikiakoi_10050</text:p>
          </table:table-cell>
          <table:table-cell office:value-type="string" calcext:value-type="string">
            <text:p>Χαλανδρίου</text:p>
          </table:table-cell>
          <table:table-cell office:value-type="float" office:value="54442.616" calcext:value-type="float">
            <text:p>54442,616</text:p>
          </table:table-cell>
          <table:table-cell office:value-type="float" office:value="0" calcext:value-type="float">
            <text:p>0</text:p>
          </table:table-cell>
          <table:table-cell office:value-type="float" office:value="10.008" calcext:value-type="float">
            <text:p>10,00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441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1:26:21.412292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1:10:06.216065491</meta:creation-date>
    <dc:date>2016-09-28T11:42:43.694978641</dc:date>
    <meta:editing-duration>PT11M56S</meta:editing-duration>
    <meta:editing-cycles>2</meta:editing-cycles>
    <meta:generator>LibreOffice/5.1.4.2$Linux_X86_64 LibreOffice_project/10m0$Build-2</meta:generator>
    <meta:document-statistic meta:table-count="1" meta:cell-count="2697" meta:object-count="0"/>
  </office:meta>
</office:document-meta>
</file>